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" svg:font-family="CMMI10"/>
    <style:font-face style:name="CMMI8" svg:font-family="CMMI8"/>
    <style:font-face style:name="CMSY10" svg:font-family="CMSY10"/>
    <style:font-face style:name="CMSY8" svg:font-family="CMSY8"/>
    <style:font-face style:name="Cambria Math1" svg:font-family="'Cambria Math'"/>
    <style:font-face style:name="MSAM10" svg:font-family="MSAM10"/>
    <style:font-face style:name="MSBM10" svg:font-family="MSBM10"/>
    <style:font-face style:name="Mangal1" svg:font-family="Mangal"/>
    <style:font-face style:name="OpenSymbol" svg:font-family="OpenSymbol"/>
    <style:font-face style:name="Symbol" svg:font-family="Symbol, Symbol"/>
    <style:font-face style:name="csr10" svg:font-family="csr10"/>
    <style:font-face style:name="csr8" svg:font-family="csr8"/>
    <style:font-face style:name="csti10" svg:font-family="csti10"/>
    <style:font-face style:name="Cambria2" svg:font-family="Cambria" style:font-family-generic="roman"/>
    <style:font-face style:name="Cambria Math" svg:font-family="'Cambria Math', 'Cambria Math'" style:font-family-generic="swiss"/>
    <style:font-face style:name="Cambria1" svg:font-family="Cambria, Cambria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radkovani">
      <style:paragraph-properties fo:text-align="center" style:justify-single-word="false"/>
    </style:style>
    <style:style style:name="P2" style:family="paragraph" style:parent-style-name="radkovani">
      <style:paragraph-properties fo:text-align="start" style:justify-single-word="false"/>
    </style:style>
    <style:style style:name="P3" style:family="paragraph" style:parent-style-name="radkovani">
      <style:text-properties style:font-name="Cambria"/>
    </style:style>
    <style:style style:name="P4" style:family="paragraph" style:parent-style-name="radkovani">
      <style:paragraph-properties fo:text-align="center" style:justify-single-word="false"/>
      <style:text-properties style:font-name="Cambria"/>
    </style:style>
    <style:style style:name="P5" style:family="paragraph" style:parent-style-name="radkovani">
      <style:paragraph-properties fo:text-align="center" style:justify-single-word="false"/>
      <style:text-properties style:font-name="Cambria" fo:font-size="12pt" style:font-size-asian="12pt" style:font-size-complex="12pt"/>
    </style:style>
    <style:style style:name="P6" style:family="paragraph" style:parent-style-name="radkovani">
      <style:text-properties style:font-name="Cambria" fo:font-size="11pt" style:font-size-asian="11pt" style:font-size-complex="11pt"/>
    </style:style>
    <style:style style:name="P7" style:family="paragraph" style:parent-style-name="radkovani">
      <style:text-properties style:font-name="Cambria" fo:font-size="11pt" style:font-name-asian="csr10" style:font-size-asian="11pt" style:font-name-complex="csr10" style:font-size-complex="11pt"/>
    </style:style>
    <style:style style:name="P8" style:family="paragraph" style:parent-style-name="radkovani">
      <style:text-properties fo:color="#000000" style:text-line-through-style="none" style:font-name="Cambria1" fo:font-size="11pt" fo:font-style="normal" style:text-underline-style="none" fo:font-weight="normal" style:font-name-asian="Cambria1" style:font-size-asian="11pt" style:font-style-asian="normal" style:font-weight-asian="normal" style:font-name-complex="Cambria1" style:font-size-complex="11pt" style:font-style-complex="normal" style:font-weight-complex="normal"/>
    </style:style>
    <style:style style:name="P9" style:family="paragraph" style:parent-style-name="radkovani">
      <style:text-properties fo:color="#000000" style:text-line-through-style="none" style:font-name="Cambria Math" fo:font-size="11pt" style:text-underline-style="none" fo:font-weight="normal" style:font-name-asian="Cambria Math" style:font-size-asian="11pt" style:font-weight-asian="normal" style:font-name-complex="Cambria Math" style:font-size-complex="11pt" style:font-weight-complex="normal"/>
    </style:style>
    <style:style style:name="P10" style:family="paragraph" style:parent-style-name="radkovani">
      <style:text-properties fo:color="#000000" style:text-line-through-style="none" style:font-name="Cambria" style:text-underline-style="none" fo:font-weight="normal" style:font-name-asian="Cambria1" style:font-weight-asian="normal" style:font-name-complex="Cambria1" style:font-weight-complex="normal"/>
    </style:style>
    <style:style style:name="P11" style:family="paragraph" style:parent-style-name="radkovani">
      <style:text-properties style:text-line-through-style="none" style:font-name="Cambria" fo:font-style="normal" style:text-underline-style="none" style:font-style-asian="normal" style:font-style-complex="normal"/>
    </style:style>
    <style:style style:name="P12" style:family="paragraph" style:parent-style-name="radkovani">
      <style:paragraph-properties fo:break-before="page"/>
    </style:style>
    <style:style style:name="P13" style:family="paragraph" style:parent-style-name="radkovani">
      <style:paragraph-properties fo:break-before="page"/>
      <style:text-properties style:font-name="Cambria"/>
    </style:style>
    <style:style style:name="P14" style:family="paragraph" style:parent-style-name="Standard">
      <style:text-properties style:font-name="Cambria" fo:font-size="11pt" style:font-name-asian="csr10" style:font-size-asian="11pt" style:font-name-complex="csr10" style:font-size-complex="11pt"/>
    </style:style>
    <style:style style:name="P15" style:family="paragraph" style:parent-style-name="Standard">
      <style:paragraph-properties style:text-autospace="none"/>
      <style:text-properties style:font-name="Cambria" fo:font-size="11pt" style:font-name-asian="csr10" style:font-size-asian="11pt" style:font-name-complex="csr10" style:font-size-complex="11pt"/>
    </style:style>
    <style:style style:name="P16" style:family="paragraph" style:parent-style-name="Standard">
      <style:paragraph-properties style:text-autospace="none"/>
    </style:style>
    <style:style style:name="P17" style:family="paragraph" style:parent-style-name="Standard">
      <style:paragraph-properties style:text-autospace="none"/>
      <style:text-properties fo:color="#000000" style:text-line-through-style="none" style:font-name="CMSY10" fo:font-size="11pt" fo:font-style="normal" style:text-underline-style="none" fo:font-weight="normal" style:font-name-asian="CMSY10" style:font-size-asian="11pt" style:font-style-asian="normal" style:font-weight-asian="normal" style:font-name-complex="CMSY10" style:font-size-complex="11pt" style:font-style-complex="normal" style:font-weight-complex="normal"/>
    </style:style>
    <style:style style:name="P18" style:family="paragraph" style:parent-style-name="Standard" style:list-style-name="L1">
      <style:paragraph-properties fo:text-align="center" style:justify-single-word="false"/>
    </style:style>
    <style:style style:name="P19" style:family="paragraph" style:parent-style-name="Standard" style:list-style-name="L5">
      <style:text-properties style:font-name="Cambria" fo:font-size="11pt" style:font-size-asian="11pt" style:font-size-complex="11pt"/>
    </style:style>
    <style:style style:name="P20" style:family="paragraph" style:parent-style-name="Standard" style:list-style-name="L5">
      <style:paragraph-properties style:text-autospace="none"/>
      <style:text-properties style:font-name="Cambria" fo:font-size="11pt" style:font-size-asian="11pt" style:font-size-complex="11pt"/>
    </style:style>
    <style:style style:name="P21" style:family="paragraph" style:parent-style-name="Standard" style:list-style-name="L5">
      <style:paragraph-properties fo:text-align="start" style:justify-single-word="false" style:text-autospace="none"/>
      <style:text-properties style:font-name="Cambria" fo:font-size="11pt" style:font-size-asian="11pt" style:font-size-complex="11pt"/>
    </style:style>
    <style:style style:name="P22" style:family="paragraph" style:parent-style-name="Heading_20_1">
      <style:text-properties fo:color="#000000" style:text-line-through-style="none" fo:font-style="normal" style:text-underline-style="none" style:font-name-asian="Cambria1" style:font-style-asian="normal" style:font-name-complex="Cambria1" style:font-style-complex="normal"/>
    </style:style>
    <style:style style:name="P23" style:family="paragraph" style:parent-style-name="Heading_20_1">
      <style:text-properties style:font-name="Arial" fo:font-size="16pt" style:font-size-asian="16pt" style:font-size-complex="16pt"/>
    </style:style>
    <style:style style:name="P24" style:family="paragraph" style:parent-style-name="radkovani" style:list-style-name="L2"/>
    <style:style style:name="P25" style:family="paragraph" style:parent-style-name="radkovani" style:list-style-name="L3">
      <style:text-properties style:font-name="Cambria" fo:font-size="11pt" style:font-size-asian="11pt" style:font-size-complex="11pt"/>
    </style:style>
    <style:style style:name="P26" style:family="paragraph" style:parent-style-name="radkovani" style:list-style-name="L4">
      <style:text-properties style:font-name="Cambria" fo:font-size="11pt" style:font-size-asian="11pt" style:font-size-complex="11pt"/>
    </style:style>
    <style:style style:name="P27" style:family="paragraph" style:parent-style-name="radkovani" style:list-style-name="L3">
      <style:text-properties fo:color="#000000" style:text-line-through-style="none" style:font-name="Cambria" fo:font-size="11pt" fo:font-style="normal" style:text-underline-style="none" style:font-name-asian="Cambria Math" style:font-size-asian="11pt" style:font-style-asian="normal" style:font-name-complex="Cambria Math" style:font-size-complex="11pt" style:font-style-complex="normal"/>
    </style:style>
    <style:style style:name="P28" style:family="paragraph" style:parent-style-name="radkovani" style:list-style-name="L4"/>
    <style:style style:name="T1" style:family="text">
      <style:text-properties fo:font-variant="normal" fo:text-transform="none" fo:color="#666666" style:text-line-through-style="none" style:font-name="Georgia" fo:font-size="24pt" fo:letter-spacing="normal" fo:font-style="italic" style:text-underline-style="none" fo:font-weight="normal" style:text-blinking="false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2" style:family="text">
      <style:text-properties fo:color="#000000" style:font-name="Cambria1" fo:font-size="11pt" style:font-name-asian="Cambria1" style:font-size-asian="11pt" style:font-name-complex="Cambria1" style:font-size-complex="11pt"/>
    </style:style>
    <style:style style:name="T3" style:family="text">
      <style:text-properties fo:color="#000000" style:font-name="Cambria1" fo:font-size="11pt" fo:font-weight="bold" style:font-name-asian="Cambria1" style:font-size-asian="11pt" style:font-weight-asian="bold" style:font-name-complex="Cambria1" style:font-size-complex="11pt" style:font-weight-complex="bold"/>
    </style:style>
    <style:style style:name="T4" style:family="text">
      <style:text-properties fo:color="#000000" style:font-name="Cambria1" fo:font-size="11pt" fo:font-weight="normal" style:font-name-asian="Cambria1" style:font-size-asian="11pt" style:font-weight-asian="normal" style:font-name-complex="Cambria1" style:font-size-complex="11pt" style:font-weight-complex="normal"/>
    </style:style>
    <style:style style:name="T5" style:family="text">
      <style:text-properties fo:color="#000000" style:text-line-through-style="none" style:font-name="Cambria1" fo:font-size="11pt" style:text-underline-style="none" fo:font-weight="normal" style:font-name-asian="Cambria1" style:font-size-asian="11pt" style:font-weight-asian="normal" style:font-name-complex="Cambria1" style:font-size-complex="11pt" style:font-weight-complex="normal"/>
    </style:style>
    <style:style style:name="T6" style:family="text">
      <style:text-properties fo:color="#000000" style:text-line-through-style="none" style:font-name="Cambria1" fo:font-size="11pt" style:text-underline-style="none" fo:font-weight="bold" style:font-name-asian="Cambria1" style:font-size-asian="11pt" style:font-weight-asian="bold" style:font-name-complex="Cambria1" style:font-size-complex="11pt" style:font-weight-complex="bold"/>
    </style:style>
    <style:style style:name="T7" style:family="text">
      <style:text-properties fo:color="#000000" style:text-line-through-style="none" style:font-name="Cambria1" fo:font-size="11pt" fo:font-style="italic" style:text-underline-style="none" fo:font-weight="normal" style:font-name-asian="Cambria1" style:font-size-asian="11pt" style:font-style-asian="italic" style:font-weight-asian="normal" style:font-name-complex="Cambria1" style:font-size-complex="11pt" style:font-style-complex="italic" style:font-weight-complex="normal"/>
    </style:style>
    <style:style style:name="T8" style:family="text">
      <style:text-properties fo:color="#000000" style:text-line-through-style="none" style:font-name="Cambria1" fo:font-size="11pt" fo:font-style="italic" style:text-underline-style="none" fo:font-weight="bold" style:font-name-asian="Cambria1" style:font-size-asian="11pt" style:font-style-asian="italic" style:font-weight-asian="bold" style:font-name-complex="Cambria1" style:font-size-complex="11pt" style:font-style-complex="italic" style:font-weight-complex="bold"/>
    </style:style>
    <style:style style:name="T9" style:family="text">
      <style:text-properties fo:color="#000000" style:text-line-through-style="none" style:font-name="Cambria1" fo:font-size="11pt" fo:font-style="normal" style:text-underline-style="none" fo:font-weight="normal" style:font-name-asian="Cambria1" style:font-size-asian="11pt" style:font-style-asian="normal" style:font-weight-asian="normal" style:font-name-complex="Cambria1" style:font-size-complex="11pt" style:font-style-complex="normal" style:font-weight-complex="normal"/>
    </style:style>
    <style:style style:name="T10" style:family="text">
      <style:text-properties fo:color="#000000" style:text-line-through-style="none" style:font-name="Cambria1" fo:font-size="11pt" fo:font-style="normal" style:text-underline-style="none" fo:font-weight="bold" style:font-name-asian="Cambria1" style:font-size-asian="11pt" style:font-style-asian="normal" style:font-weight-asian="bold" style:font-name-complex="Cambria1" style:font-size-complex="11pt" style:font-style-complex="normal" style:font-weight-complex="bold"/>
    </style:style>
    <style:style style:name="T11" style:family="text">
      <style:text-properties fo:color="#000000" style:text-line-through-style="none" style:font-name="Cambria1" fo:font-size="11pt" fo:font-style="normal" style:text-underline-style="none" style:font-name-asian="Cambria1" style:font-size-asian="11pt" style:font-style-asian="normal" style:font-name-complex="Cambria1" style:font-size-complex="11pt" style:font-style-complex="normal"/>
    </style:style>
    <style:style style:name="T12" style:family="text">
      <style:text-properties fo:color="#000000" style:text-line-through-style="none" style:font-name="Cambria Math" fo:font-size="11pt" fo:font-style="normal" style:text-underline-style="none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13" style:family="text">
      <style:text-properties fo:color="#000000" style:text-line-through-style="none" style:font-name="Cambria Math" fo:font-size="11pt" style:text-underline-style="none" fo:font-weight="normal" style:font-name-asian="Cambria Math" style:font-size-asian="11pt" style:font-weight-asian="normal" style:font-name-complex="Cambria Math" style:font-size-complex="11pt" style:font-weight-complex="normal"/>
    </style:style>
    <style:style style:name="T14" style:family="text">
      <style:text-properties fo:color="#000000" style:text-line-through-style="none" style:font-name="Cambria Math" fo:font-size="8pt" fo:font-style="normal" style:text-underline-style="none" fo:font-weight="normal" style:font-name-asian="Cambria Math" style:font-size-asian="8pt" style:font-style-asian="normal" style:font-weight-asian="normal" style:font-name-complex="Cambria Math" style:font-size-complex="8pt" style:font-style-complex="normal" style:font-weight-complex="normal"/>
    </style:style>
    <style:style style:name="T15" style:family="text">
      <style:text-properties fo:color="#000000" style:text-line-through-style="none" style:font-name="Cambria Math" fo:font-size="8pt" style:text-underline-style="none" fo:font-weight="normal" style:font-name-asian="Cambria Math" style:font-size-asian="8pt" style:font-weight-asian="normal" style:font-name-complex="Cambria Math" style:font-size-complex="8pt" style:font-weight-complex="normal"/>
    </style:style>
    <style:style style:name="T16" style:family="text">
      <style:text-properties fo:color="#000000" style:text-line-through-style="none" style:font-name="Cambria Math1" fo:font-size="11pt" fo:font-style="normal" style:text-underline-style="none" fo:font-weight="normal" style:font-name-asian="Cambria Math1" style:font-size-asian="11pt" style:font-style-asian="normal" style:font-weight-asian="normal" style:font-name-complex="Cambria Math1" style:font-size-complex="11pt" style:font-style-complex="normal" style:font-weight-complex="normal"/>
    </style:style>
    <style:style style:name="T17" style:family="text">
      <style:text-properties fo:color="#000000" style:text-line-through-style="none" style:font-name="Cambria Math1" fo:font-size="15pt" fo:font-style="normal" style:text-underline-style="none" fo:font-weight="normal" style:font-name-asian="Cambria Math1" style:font-size-asian="15pt" style:font-style-asian="normal" style:font-weight-asian="normal" style:font-name-complex="Cambria Math1" style:font-size-complex="15pt" style:font-style-complex="normal" style:font-weight-complex="normal"/>
    </style:style>
    <style:style style:name="T18" style:family="text">
      <style:text-properties fo:color="#000000" style:text-line-through-style="none" fo:font-size="11pt" style:text-underline-style="none" style:font-name-asian="Cambria1" style:font-size-asian="11pt" style:font-name-complex="Cambria1" style:font-size-complex="11pt"/>
    </style:style>
    <style:style style:name="T19" style:family="text">
      <style:text-properties fo:color="#000000" style:text-line-through-style="none" fo:font-size="11pt" style:text-underline-style="none" style:font-name-asian="Cambria Math" style:font-size-asian="11pt" style:font-name-complex="Cambria Math" style:font-size-complex="11pt"/>
    </style:style>
    <style:style style:name="T20" style:family="text">
      <style:text-properties fo:color="#000000" style:text-line-through-style="none" fo:font-size="11pt" style:text-underline-style="none" fo:font-weight="bold" style:font-name-asian="Cambria1" style:font-size-asian="11pt" style:font-weight-asian="bold" style:font-name-complex="Cambria1" style:font-size-complex="11pt" style:font-weight-complex="bold"/>
    </style:style>
    <style:style style:name="T21" style:family="text">
      <style:text-properties fo:color="#000000" style:text-line-through-style="none" fo:font-size="11pt" style:text-underline-style="none" fo:font-weight="normal" style:font-name-asian="Cambria1" style:font-size-asian="11pt" style:font-weight-asian="normal" style:font-name-complex="Cambria1" style:font-size-complex="11pt" style:font-weight-complex="normal"/>
    </style:style>
    <style:style style:name="T22" style:family="text">
      <style:text-properties fo:color="#000000" style:text-line-through-style="none" fo:font-size="11pt" style:text-underline-style="none" fo:font-weight="normal" style:font-name-asian="Cambria Math" style:font-size-asian="11pt" style:font-weight-asian="normal" style:font-name-complex="Cambria Math" style:font-size-complex="11pt" style:font-weight-complex="normal"/>
    </style:style>
    <style:style style:name="T23" style:family="text">
      <style:text-properties fo:color="#000000" style:text-line-through-style="none" fo:font-size="11pt" fo:font-style="normal" style:text-underline-style="none" fo:font-weight="normal" style:font-name-asian="Cambria1" style:font-size-asian="11pt" style:font-style-asian="normal" style:font-weight-asian="normal" style:font-name-complex="Cambria1" style:font-size-complex="11pt" style:font-style-complex="normal" style:font-weight-complex="normal"/>
    </style:style>
    <style:style style:name="T24" style:family="text">
      <style:text-properties fo:color="#000000" style:text-line-through-style="none" fo:font-size="11pt" fo:font-style="normal" style:text-underline-style="none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25" style:family="text">
      <style:text-properties fo:color="#000000" style:text-line-through-style="none" fo:font-size="11pt" fo:font-style="normal" style:text-underline-style="none" fo:font-weight="bold" style:font-name-asian="Cambria1" style:font-size-asian="11pt" style:font-style-asian="normal" style:font-weight-asian="bold" style:font-name-complex="Cambria1" style:font-size-complex="11pt" style:font-style-complex="normal" style:font-weight-complex="bold"/>
    </style:style>
    <style:style style:name="T26" style:family="text">
      <style:text-properties fo:color="#000000" style:text-line-through-style="none" fo:font-size="11pt" fo:font-style="italic" style:text-underline-style="none" fo:font-weight="normal" style:font-name-asian="Cambria1" style:font-size-asian="11pt" style:font-style-asian="italic" style:font-weight-asian="normal" style:font-name-complex="Cambria1" style:font-size-complex="11pt" style:font-style-complex="italic" style:font-weight-complex="normal"/>
    </style:style>
    <style:style style:name="T27" style:family="text">
      <style:text-properties fo:color="#000000" style:text-line-through-style="none" style:font-name="Arial" fo:font-size="16pt" fo:font-style="normal" style:text-underline-style="none" style:font-name-asian="Cambria1" style:font-size-asian="16pt" style:font-style-asian="normal" style:font-name-complex="Cambria1" style:font-size-complex="16pt" style:font-style-complex="normal"/>
    </style:style>
    <style:style style:name="T28" style:family="text">
      <style:text-properties fo:color="#000000" style:text-line-through-style="none" style:font-name="Arial" fo:font-size="16pt" fo:font-style="normal" style:text-underline-style="none" style:font-name-asian="Cambria Math" style:font-size-asian="16pt" style:font-style-asian="normal" style:font-name-complex="Cambria Math" style:font-size-complex="16pt" style:font-style-complex="normal"/>
    </style:style>
    <style:style style:name="T29" style:family="text">
      <style:text-properties fo:color="#000000" style:text-line-through-style="none" style:font-name="Arial" fo:font-size="16pt" fo:font-style="normal" style:text-underline-style="none" fo:font-weight="bold" style:font-name-asian="Cambria1" style:font-size-asian="16pt" style:font-style-asian="normal" style:font-weight-asian="bold" style:font-name-complex="Cambria1" style:font-size-complex="16pt" style:font-style-complex="normal" style:font-weight-complex="bold"/>
    </style:style>
    <style:style style:name="T30" style:family="text">
      <style:text-properties fo:color="#000000" style:text-line-through-style="none" style:text-position="sub 58%" style:font-name="Cambria" fo:font-size="12pt" fo:font-style="normal" style:text-underline-style="none" fo:font-weight="normal" style:font-name-asian="Cambria Math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T31" style:family="text">
      <style:text-properties fo:color="#000000" style:text-line-through-style="none" style:text-position="sub 58%" style:font-name="Cambria" fo:font-size="11pt" style:text-underline-style="none" style:font-name-asian="Cambria Math" style:font-size-asian="11pt" style:font-name-complex="Cambria Math" style:font-size-complex="11pt"/>
    </style:style>
    <style:style style:name="T32" style:family="text">
      <style:text-properties fo:color="#000000" style:text-line-through-style="none" style:text-position="sub 58%" style:font-name="Cambria" fo:font-size="8pt" style:text-underline-style="none" style:font-name-asian="Cambria Math" style:font-size-asian="8pt" style:font-name-complex="Cambria Math" style:font-size-complex="8pt"/>
    </style:style>
    <style:style style:name="T33" style:family="text">
      <style:text-properties fo:color="#000000" style:text-line-through-style="none" style:text-position="sub 58%" style:font-name="Cambria" fo:font-size="8pt" fo:font-style="normal" style:text-underline-style="none" fo:font-weight="normal" style:font-name-asian="Cambria Math" style:font-size-asian="8pt" style:font-style-asian="normal" style:font-weight-asian="normal" style:font-name-complex="Cambria Math" style:font-size-complex="8pt" style:font-style-complex="normal" style:font-weight-complex="normal"/>
    </style:style>
    <style:style style:name="T34" style:family="text">
      <style:text-properties fo:color="#000000" style:text-line-through-style="none" style:text-position="sub 58%" fo:font-size="12pt" fo:font-style="normal" style:text-underline-style="none" fo:font-weight="normal" style:font-name-asian="Cambria Math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T35" style:family="text">
      <style:text-properties fo:color="#000000" style:text-line-through-style="none" style:text-position="sub 58%" fo:font-size="8pt" fo:font-style="normal" style:text-underline-style="none" fo:font-weight="normal" style:font-name-asian="Cambria Math" style:font-size-asian="8pt" style:font-style-asian="normal" style:font-weight-asian="normal" style:font-name-complex="Cambria Math" style:font-size-complex="8pt" style:font-style-complex="normal" style:font-weight-complex="normal"/>
    </style:style>
    <style:style style:name="T36" style:family="text">
      <style:text-properties fo:color="#000000" style:text-line-through-style="none" style:text-position="sub 58%" fo:font-size="8pt" style:text-underline-style="none" style:font-name-asian="Cambria Math" style:font-size-asian="8pt" style:font-name-complex="Cambria Math" style:font-size-complex="8pt"/>
    </style:style>
    <style:style style:name="T37" style:family="text">
      <style:text-properties fo:color="#000000" style:text-line-through-style="none" style:text-position="sub 58%" fo:font-size="6.5pt" fo:font-style="normal" style:text-underline-style="none" fo:font-weight="normal" style:font-name-asian="Cambria Math" style:font-size-asian="6.5pt" style:font-style-asian="normal" style:font-weight-asian="normal" style:font-name-complex="Cambria Math" style:font-size-complex="6.5pt" style:font-style-complex="normal" style:font-weight-complex="normal"/>
    </style:style>
    <style:style style:name="T38" style:family="text">
      <style:text-properties fo:color="#000000" style:text-line-through-style="none" style:text-position="sub 58%" fo:font-style="normal" style:text-underline-style="none" style:font-name-asian="Cambria Math" style:font-style-asian="normal" style:font-name-complex="Cambria Math" style:font-style-complex="normal"/>
    </style:style>
    <style:style style:name="T39" style:family="text">
      <style:text-properties fo:color="#000000" style:text-line-through-style="none" style:text-position="sub 58%" style:font-name="Cambria Math" fo:font-size="11pt" fo:font-style="normal" style:text-underline-style="none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40" style:family="text">
      <style:text-properties fo:color="#000000" style:text-line-through-style="none" style:text-position="sub 58%" style:font-name="Cambria" fo:font-size="11pt" fo:font-style="normal" style:text-underline-style="none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41" style:family="text">
      <style:text-properties fo:color="#000000" style:text-line-through-style="none" style:font-name="Cambria" fo:font-size="8pt" fo:font-style="normal" style:text-underline-style="none" fo:font-weight="normal" style:font-name-asian="Cambria Math" style:font-size-asian="8pt" style:font-style-asian="normal" style:font-weight-asian="normal" style:font-name-complex="Cambria Math" style:font-size-complex="8pt" style:font-style-complex="normal" style:font-weight-complex="normal"/>
    </style:style>
    <style:style style:name="T42" style:family="text">
      <style:text-properties fo:color="#000000" style:text-line-through-style="none" style:font-name="Cambria" fo:font-size="8pt" style:text-underline-style="none" style:font-name-asian="Cambria Math" style:font-size-asian="8pt" style:font-name-complex="Cambria Math" style:font-size-complex="8pt"/>
    </style:style>
    <style:style style:name="T43" style:family="text">
      <style:text-properties fo:color="#000000" style:text-line-through-style="none" style:font-name="Cambria" fo:font-size="11pt" style:text-underline-style="none" style:font-name-asian="Cambria Math" style:font-size-asian="11pt" style:font-name-complex="Cambria Math" style:font-size-complex="11pt"/>
    </style:style>
    <style:style style:name="T44" style:family="text">
      <style:text-properties fo:color="#000000" style:text-line-through-style="none" style:font-name="Cambria" fo:font-size="11pt" style:text-underline-style="none" style:font-name-asian="Cambria1" style:font-size-asian="11pt" style:font-name-complex="Cambria1" style:font-size-complex="11pt"/>
    </style:style>
    <style:style style:name="T45" style:family="text">
      <style:text-properties fo:color="#000000" style:text-line-through-style="none" style:font-name="Cambria" fo:font-size="11pt" fo:font-style="italic" style:text-underline-style="none" style:font-name-asian="Cambria1" style:font-size-asian="11pt" style:font-style-asian="italic" style:font-name-complex="Cambria1" style:font-size-complex="11pt" style:font-style-complex="italic"/>
    </style:style>
    <style:style style:name="T46" style:family="text">
      <style:text-properties fo:color="#000000" style:text-line-through-style="none" style:font-name="Cambria" fo:font-size="11pt" fo:font-style="normal" style:text-underline-style="none" style:font-name-asian="Cambria1" style:font-size-asian="11pt" style:font-style-asian="normal" style:font-name-complex="Cambria1" style:font-size-complex="11pt" style:font-style-complex="normal"/>
    </style:style>
    <style:style style:name="T47" style:family="text">
      <style:text-properties fo:color="#000000" style:text-line-through-style="none" style:font-name="Cambria" fo:font-size="11pt" fo:font-style="normal" style:text-underline-style="none" fo:font-weight="normal" style:font-name-asian="Cambria1" style:font-size-asian="11pt" style:font-style-asian="normal" style:font-weight-asian="normal" style:font-name-complex="Cambria1" style:font-size-complex="11pt" style:font-style-complex="normal" style:font-weight-complex="normal"/>
    </style:style>
    <style:style style:name="T48" style:family="text">
      <style:text-properties fo:color="#000000" style:text-line-through-style="none" style:font-name="Cambria" fo:font-size="11pt" fo:font-style="normal" style:text-underline-style="none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49" style:family="text">
      <style:text-properties fo:color="#000000" style:text-line-through-style="none" style:font-name="Cambria" fo:font-size="11pt" fo:font-style="normal" style:text-underline-style="none" fo:font-weight="bold" style:font-name-asian="Cambria1" style:font-size-asian="11pt" style:font-style-asian="normal" style:font-weight-asian="bold" style:font-name-complex="Cambria1" style:font-size-complex="11pt" style:font-style-complex="normal" style:font-weight-complex="bold"/>
    </style:style>
    <style:style style:name="T50" style:family="text">
      <style:text-properties fo:color="#000000" style:text-line-through-style="none" style:text-position="super 58%" style:font-name="Cambria" fo:font-size="12pt" fo:font-style="normal" style:text-underline-style="none" fo:font-weight="normal" style:font-name-asian="Cambria Math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T51" style:family="text">
      <style:text-properties fo:color="#000000" style:text-line-through-style="none" style:text-position="super 58%" fo:font-style="normal" style:text-underline-style="none" style:font-name-asian="Cambria Math" style:font-style-asian="normal" style:font-name-complex="Cambria Math" style:font-style-complex="normal"/>
    </style:style>
    <style:style style:name="T52" style:family="text">
      <style:text-properties fo:color="#000000" style:text-line-through-style="none" style:text-position="super 58%" fo:font-style="normal" style:text-underline-style="none" style:font-name-asian="CMSY8" style:font-style-asian="normal" style:font-name-complex="CMSY8" style:font-style-complex="normal"/>
    </style:style>
    <style:style style:name="T53" style:family="text">
      <style:text-properties fo:color="#000000" style:text-line-through-style="none" style:text-position="super 58%" fo:font-style="normal" style:text-underline-style="none" style:font-name-asian="csr8" style:font-style-asian="normal" style:font-name-complex="csr8" style:font-style-complex="normal"/>
    </style:style>
    <style:style style:name="T54" style:family="text">
      <style:text-properties fo:color="#000000" style:text-line-through-style="none" fo:font-style="normal" style:text-underline-style="none" style:font-name-asian="Cambria1" style:font-style-asian="normal" style:font-name-complex="Cambria1" style:font-style-complex="normal"/>
    </style:style>
    <style:style style:name="T55" style:family="text">
      <style:text-properties fo:color="#000000" style:text-line-through-style="none" fo:font-style="normal" style:text-underline-style="none" style:font-name-asian="Cambria Math" style:font-style-asian="normal" style:font-name-complex="Cambria Math" style:font-style-complex="normal"/>
    </style:style>
    <style:style style:name="T56" style:family="text">
      <style:text-properties fo:color="#000000" style:text-line-through-style="none" fo:font-style="normal" style:text-underline-style="none" style:font-style-asian="normal" style:font-style-complex="normal"/>
    </style:style>
    <style:style style:name="T57" style:family="text">
      <style:text-properties fo:color="#000000" style:text-line-through-style="none" fo:font-style="normal" style:text-underline-style="none" style:font-name-asian="CMMI10" style:font-style-asian="normal" style:font-name-complex="CMMI10" style:font-style-complex="normal"/>
    </style:style>
    <style:style style:name="T58" style:family="text">
      <style:text-properties fo:color="#000000" style:text-line-through-style="none" fo:font-style="normal" style:text-underline-style="none" style:font-name-asian="CMSY10" style:font-style-asian="normal" style:font-name-complex="CMSY10" style:font-style-complex="normal"/>
    </style:style>
    <style:style style:name="T59" style:family="text">
      <style:text-properties fo:color="#000000" style:text-line-through-style="none" fo:font-style="normal" style:text-underline-style="none" style:font-name-asian="csr8" style:font-style-asian="normal" style:font-name-complex="csr8" style:font-style-complex="normal"/>
    </style:style>
    <style:style style:name="T60" style:family="text">
      <style:text-properties fo:color="#000000" style:text-line-through-style="none" fo:font-style="normal" style:text-underline-style="none" style:font-name-asian="Cambria2" style:font-style-asian="normal" style:font-name-complex="Cambria2" style:font-style-complex="normal"/>
    </style:style>
    <style:style style:name="T61" style:family="text">
      <style:text-properties fo:color="#000000" style:text-line-through-style="none" fo:font-style="normal" style:text-underline-style="none" style:font-name-asian="csr10" style:font-style-asian="normal" style:font-name-complex="csr10" style:font-style-complex="normal"/>
    </style:style>
    <style:style style:name="T62" style:family="text">
      <style:text-properties fo:color="#000000" style:text-line-through-style="none" fo:font-style="normal" style:text-underline-style="none" fo:font-weight="bold" style:font-style-asian="normal" style:font-weight-asian="bold" style:font-style-complex="normal" style:font-weight-complex="bold"/>
    </style:style>
    <style:style style:name="T63" style:family="text">
      <style:text-properties fo:color="#000000" style:text-line-through-style="none" fo:font-size="8pt" style:text-underline-style="none" style:font-name-asian="Cambria Math" style:font-size-asian="8pt" style:font-name-complex="Cambria Math" style:font-size-complex="8pt"/>
    </style:style>
    <style:style style:name="T64" style:family="text">
      <style:text-properties fo:color="#000000" style:text-line-through-style="none" fo:font-size="8pt" style:text-underline-style="none" fo:font-weight="normal" style:font-name-asian="Cambria Math" style:font-size-asian="8pt" style:font-weight-asian="normal" style:font-name-complex="Cambria Math" style:font-size-complex="8pt" style:font-weight-complex="normal"/>
    </style:style>
    <style:style style:name="T65" style:family="text">
      <style:text-properties fo:color="#000000" style:text-line-through-style="none" fo:font-size="8pt" fo:font-style="normal" style:text-underline-style="none" fo:font-weight="normal" style:font-name-asian="Cambria Math" style:font-size-asian="8pt" style:font-style-asian="normal" style:font-weight-asian="normal" style:font-name-complex="Cambria Math" style:font-size-complex="8pt" style:font-style-complex="normal" style:font-weight-complex="normal"/>
    </style:style>
    <style:style style:name="T66" style:family="text">
      <style:text-properties fo:color="#000000" style:text-line-through-style="none" fo:font-size="12pt" fo:font-style="normal" style:text-underline-style="none" fo:font-weight="normal" style:font-name-asian="Cambria Math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T67" style:family="text">
      <style:text-properties fo:color="#000000" style:text-line-through-style="none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T68" style:family="text">
      <style:text-properties fo:color="#000000" style:text-line-through-style="none" style:text-position="0% 100%" style:font-name="Cambria" fo:font-size="11pt" fo:font-style="normal" style:text-underline-style="none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69" style:family="text">
      <style:text-properties fo:color="#000000" style:font-name="Cambria Math" fo:font-size="11pt" fo:font-weight="normal" style:font-name-asian="Cambria Math" style:font-size-asian="11pt" style:font-weight-asian="normal" style:font-name-complex="Cambria Math" style:font-size-complex="11pt" style:font-weight-complex="normal"/>
    </style:style>
    <style:style style:name="T70" style:family="text">
      <style:text-properties fo:color="#000000" style:font-name="Cambria Math" fo:font-size="11pt" style:font-name-asian="Cambria Math" style:font-size-asian="11pt" style:font-name-complex="Cambria Math" style:font-size-complex="11pt"/>
    </style:style>
    <style:style style:name="T71" style:family="text">
      <style:text-properties fo:color="#000000" style:font-name="Cambria Math" fo:font-size="8pt" style:font-name-asian="Cambria Math" style:font-size-asian="8pt" style:font-name-complex="Cambria Math" style:font-size-complex="8pt"/>
    </style:style>
    <style:style style:name="T72" style:family="text">
      <style:text-properties fo:color="#000000" style:font-name="Cambria Math" fo:font-size="6.5pt" style:font-name-asian="Cambria Math" style:font-size-asian="6.5pt" style:font-name-complex="Cambria Math" style:font-size-complex="6.5pt"/>
    </style:style>
    <style:style style:name="T73" style:family="text">
      <style:text-properties fo:color="#000000" style:font-name="Symbol" fo:font-size="11pt" style:font-name-asian="Symbol" style:font-size-asian="11pt" style:font-name-complex="Symbol" style:font-size-complex="11pt"/>
    </style:style>
    <style:style style:name="T74" style:family="text">
      <style:text-properties fo:color="#666666" style:font-name="Georgia" fo:font-size="24pt" fo:font-style="italic" style:font-size-asian="24pt" style:font-style-asian="italic" style:font-size-complex="24pt" style:font-style-complex="italic"/>
    </style:style>
    <style:style style:name="T75" style:family="text">
      <style:text-properties style:text-position="super 58%" style:font-name-asian="CMSY8" style:font-name-complex="CMSY8"/>
    </style:style>
    <style:style style:name="T76" style:family="text">
      <style:text-properties style:text-position="super 58%" style:font-name-asian="csr8" style:font-name-complex="csr8"/>
    </style:style>
    <style:style style:name="T77" style:family="text">
      <style:text-properties style:text-position="super 58%" style:font-name="Cambria" fo:font-size="11pt" style:font-name-asian="CMSY8" style:font-size-asian="11pt" style:font-name-complex="CMSY8" style:font-size-complex="11pt"/>
    </style:style>
    <style:style style:name="T78" style:family="text">
      <style:text-properties style:text-position="super 58%" style:font-name="Cambria" fo:font-size="11pt" style:font-name-asian="csr8" style:font-size-asian="11pt" style:font-name-complex="csr8" style:font-size-complex="11pt"/>
    </style:style>
    <style:style style:name="T79" style:family="text">
      <style:text-properties style:font-name-asian="csr10" style:font-name-complex="csr10"/>
    </style:style>
    <style:style style:name="T80" style:family="text">
      <style:text-properties style:font-name-asian="csti10" style:font-name-complex="csti10"/>
    </style:style>
    <style:style style:name="T81" style:family="text">
      <style:text-properties style:font-name-asian="CMMI10" style:font-name-complex="CMMI10"/>
    </style:style>
    <style:style style:name="T82" style:family="text">
      <style:text-properties style:font-name-asian="CMSY10" style:font-name-complex="CMSY10"/>
    </style:style>
    <style:style style:name="T83" style:family="text">
      <style:text-properties style:font-name="Cambria" fo:font-size="11pt" style:font-name-asian="CMSY10" style:font-size-asian="11pt" style:font-name-complex="CMSY10" style:font-size-complex="11pt"/>
    </style:style>
    <style:style style:name="T84" style:family="text">
      <style:text-properties style:font-name="Cambria" fo:font-size="11pt" style:font-name-asian="CMMI10" style:font-size-asian="11pt" style:font-name-complex="CMMI10" style:font-size-complex="11pt"/>
    </style:style>
    <style:style style:name="T85" style:family="text">
      <style:text-properties style:font-name="Cambria" fo:font-size="11pt" style:font-name-asian="csr10" style:font-size-asian="11pt" style:font-name-complex="csr10" style:font-size-complex="11pt"/>
    </style:style>
    <style:style style:name="T86" style:family="text">
      <style:text-properties style:font-name="Cambria" fo:font-size="11pt" style:font-size-asian="11pt" style:font-size-complex="11pt"/>
    </style:style>
    <style:style style:name="T87" style:family="text">
      <style:text-properties style:font-name="Cambria" fo:font-size="11pt" style:font-name-asian="csr8" style:font-size-asian="11pt" style:font-name-complex="csr8" style:font-size-complex="11pt"/>
    </style:style>
    <style:style style:name="T88" style:family="text">
      <style:text-properties style:font-name="Cambria" fo:font-size="11pt" style:font-name-asian="csti10" style:font-size-asian="11pt" style:font-name-complex="csti10" style:font-size-complex="11pt"/>
    </style:style>
    <style:style style:name="T89" style:family="text">
      <style:text-properties style:font-name="Cambria" fo:font-size="11pt" fo:font-weight="bold" style:font-name-asian="csti10" style:font-size-asian="11pt" style:font-weight-asian="bold" style:font-name-complex="csti10" style:font-size-complex="11pt" style:font-weight-complex="bold"/>
    </style:style>
    <style:style style:name="T90" style:family="text">
      <style:text-properties style:font-name="Cambria" fo:font-size="11pt" fo:font-weight="bold" style:font-name-asian="csr10" style:font-size-asian="11pt" style:font-weight-asian="bold" style:font-name-complex="csr10" style:font-size-complex="11pt" style:font-weight-complex="bold"/>
    </style:style>
    <style:style style:name="T91" style:family="text">
      <style:text-properties style:text-position="sub 58%" style:font-name="Cambria" fo:font-size="11pt" style:font-name-asian="CMMI8" style:font-size-asian="11pt" style:font-name-complex="CMMI8" style:font-size-complex="11pt"/>
    </style:style>
    <style:style style:name="T92" style:family="text">
      <style:text-properties style:font-name-asian="CMSY8" style:font-name-complex="CMSY8"/>
    </style:style>
    <style:style style:name="T93" style:family="text">
      <style:text-properties style:font-name-asian="csr8" style:font-name-complex="csr8"/>
    </style:style>
    <style:style style:name="T94" style:family="text">
      <style:text-properties style:font-name-asian="Cambria2" style:font-name-complex="Cambria2"/>
    </style:style>
    <style:style style:name="T95" style:family="text">
      <style:text-properties style:font-name-asian="MSAM10" style:font-name-complex="MSAM10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name-asian="csti10" style:font-weight-asian="bold" style:font-name-complex="csti10" style:font-weight-complex="bold"/>
    </style:style>
    <style:style style:name="T98" style:family="text">
      <style:text-properties fo:font-weight="bold" style:font-name-asian="csr10" style:font-weight-asian="bold" style:font-name-complex="csr10" style:font-weight-complex="bold"/>
    </style:style>
    <style:style style:name="T99" style:family="text">
      <style:text-properties style:text-position="0% 100%" style:font-name="Cambria" fo:font-size="11pt" style:font-name-asian="CMMI8" style:font-size-asian="11pt" style:font-name-complex="CMMI8" style:font-size-complex="11pt"/>
    </style:style>
    <style:style style:name="T100" style:family="text">
      <style:text-properties style:font-name-asian="MSBM10" style:font-name-complex="MSBM10"/>
    </style:style>
    <style:style style:name="T101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653026" text:style-name="L1">
        <text:list-item>
          <text:list>
            <text:list-header>
              <text:p text:style-name="P18"><text:bookmark text:name="internal-source-marker_0.0272639743052423"/><text:span text:style-name="T1">4. Základní algebraické metody </text:span><text:bookmark text:name="internal-source-marker_0.02726397430524231"/><text:span text:style-name="T1">(podalgebry, homomorfismy, přímé součiny, kongruence a faktorové algebry, normální podgrupy a ideály okruhů)</text:span></text:p>
            </text:list-header>
          </text:list>
        </text:list-item>
      </text:list>
      <text:h text:style-name="Heading_20_1" text:outline-level="1"><text:span text:style-name="Strong_20_Emphasis"><text:span text:style-name="T74"/></text:span></text:h>
      <text:h text:style-name="Heading_20_1" text:outline-level="1"><text:span text:style-name="Strong_20_Emphasis"><text:span text:style-name="T28">Podalgebry</text:span></text:span></text:h>
      <text:p text:style-name="radkovani"><text:span text:style-name="Strong_20_Emphasis"><text:span text:style-name="T9">Buď </text:span></text:span><text:span text:style-name="Strong_20_Emphasis"><text:span text:style-name="T7">A </text:span></text:span><text:span text:style-name="Strong_20_Emphasis"><text:span text:style-name="T9">množina, pak </text:span></text:span><text:span text:style-name="Strong_20_Emphasis"><text:span text:style-name="T12">𝜔:𝐴</text:span></text:span><text:span text:style-name="Strong_20_Emphasis"><text:span text:style-name="T50">n </text:span></text:span><text:span text:style-name="Strong_20_Emphasis"><text:span text:style-name="T12">→𝐴 </text:span></text:span><text:span text:style-name="Strong_20_Emphasis"><text:span text:style-name="T9">je </text:span></text:span><text:span text:style-name="Strong_20_Emphasis"><text:span text:style-name="T7">n</text:span></text:span><text:span text:style-name="Strong_20_Emphasis"><text:span text:style-name="T9">-ární operace na </text:span></text:span><text:span text:style-name="Strong_20_Emphasis"><text:span text:style-name="T7">A </text:span></text:span><text:span text:style-name="Strong_20_Emphasis"><text:span text:style-name="T9">(</text:span></text:span><text:span text:style-name="Strong_20_Emphasis"><text:span text:style-name="T12">𝑛∈ℕ</text:span></text:span><text:span text:style-name="Strong_20_Emphasis"><text:span text:style-name="T30">0</text:span></text:span><text:span text:style-name="Strong_20_Emphasis"><text:span text:style-name="T9">)</text:span></text:span><text:span text:style-name="Strong_20_Emphasis"><text:span text:style-name="T14"> </text:span></text:span><text:span text:style-name="Strong_20_Emphasis"><text:span text:style-name="T12">,𝑇⊆𝐴</text:span></text:span><text:span text:style-name="Strong_20_Emphasis"><text:span text:style-name="T9">. Potom množina </text:span></text:span><text:span text:style-name="Strong_20_Emphasis"><text:span text:style-name="T7">T </text:span></text:span><text:span text:style-name="Strong_20_Emphasis"><text:span text:style-name="T10">je uzavřená vzhledem k operaci </text:span></text:span><text:span text:style-name="Strong_20_Emphasis"><text:span text:style-name="T12">𝜔⇔𝜔 𝑇</text:span></text:span><text:span text:style-name="Strong_20_Emphasis"><text:span text:style-name="T30">n</text:span></text:span><text:span text:style-name="Strong_20_Emphasis"><text:span text:style-name="T14"> </text:span></text:span><text:span text:style-name="Strong_20_Emphasis"><text:span text:style-name="T12">⊆𝑇 tj. 𝑡</text:span></text:span><text:span text:style-name="Strong_20_Emphasis"><text:span text:style-name="T30">1</text:span></text:span><text:span text:style-name="Strong_20_Emphasis"><text:span text:style-name="T12">,…,𝑡</text:span></text:span><text:span text:style-name="Strong_20_Emphasis"><text:span text:style-name="T30">n</text:span></text:span><text:span text:style-name="Strong_20_Emphasis"><text:span text:style-name="T12">∈𝑇⇒𝜔𝑡</text:span></text:span><text:span text:style-name="Strong_20_Emphasis"><text:span text:style-name="T30">1 </text:span></text:span><text:span text:style-name="Strong_20_Emphasis"><text:span text:style-name="T12">…𝑡</text:span></text:span><text:span text:style-name="Strong_20_Emphasis"><text:span text:style-name="T30">n</text:span></text:span><text:span text:style-name="Strong_20_Emphasis"><text:span text:style-name="T12">∈𝑇</text:span></text:span><text:span text:style-name="Strong_20_Emphasis"><text:span text:style-name="T9">. </text:span></text:span></text:p>
      <text:p text:style-name="radkovani"><text:span text:style-name="T9">Buď </text:span><text:span text:style-name="T12">𝔄= (𝐴, (𝜔</text:span><text:span text:style-name="Strong_20_Emphasis"><text:span text:style-name="T30">i</text:span></text:span><text:span text:style-name="T12">)</text:span><text:span text:style-name="T14">𝑖∈𝐼</text:span><text:span text:style-name="T12">)</text:span><text:span text:style-name="T14"> </text:span><text:span text:style-name="T9">je algebra typu (</text:span><text:span text:style-name="T12">𝑛</text:span><text:span text:style-name="Strong_20_Emphasis"><text:span text:style-name="T30">i</text:span></text:span><text:span text:style-name="T12">)</text:span><text:span text:style-name="T14">𝑖∈𝐼 </text:span><text:span text:style-name="T12">,𝑇⊆𝐴</text:span><text:span text:style-name="T9">. Potom se množina </text:span><text:span text:style-name="T7">T </text:span><text:span text:style-name="T9">nazývá uzavřená vzhledem k (</text:span><text:span text:style-name="T12">𝜔</text:span><text:span text:style-name="Strong_20_Emphasis"><text:span text:style-name="T30">i</text:span></text:span><text:span text:style-name="T9">)</text:span><text:span text:style-name="T14">𝑖∈𝐼 </text:span><text:span text:style-name="T12">⇔ 𝑇 </text:span><text:span text:style-name="T9">je uzavřená vzhledem k </text:span><text:span text:style-name="T12">𝜔</text:span><text:span text:style-name="T14">𝑖</text:span><text:span text:style-name="T12">, pro ∀𝑖∈𝐼</text:span><text:span text:style-name="T9">. V tomto případě se pomocí vztahu </text:span><text:span text:style-name="T12">𝜔</text:span><text:span text:style-name="Strong_20_Emphasis"><text:span text:style-name="T30">i</text:span></text:span><text:span text:style-name="Strong_20_Emphasis"><text:span text:style-name="T50">*</text:span></text:span><text:span text:style-name="T12">𝑥</text:span><text:span text:style-name="Strong_20_Emphasis"><text:span text:style-name="T30">1</text:span></text:span><text:span text:style-name="T12">…𝑥</text:span><text:span text:style-name="Strong_20_Emphasis"><text:span text:style-name="T30">n</text:span></text:span><text:span text:style-name="T12">=:𝜔</text:span><text:span text:style-name="Strong_20_Emphasis"><text:span text:style-name="T30">i</text:span></text:span><text:span text:style-name="T12">𝑥</text:span><text:span text:style-name="Strong_20_Emphasis"><text:span text:style-name="T30">1</text:span></text:span><text:span text:style-name="T12">…𝑥</text:span><text:span text:style-name="Strong_20_Emphasis"><text:span text:style-name="T30">n </text:span></text:span><text:span text:style-name="T12">,kde (𝑥</text:span><text:span text:style-name="Strong_20_Emphasis"><text:span text:style-name="T30">1</text:span></text:span><text:span text:style-name="T12">,…,𝑥</text:span><text:span text:style-name="Strong_20_Emphasis"><text:span text:style-name="T30">n</text:span></text:span><text:span text:style-name="T12">)∈𝑇</text:span><text:span text:style-name="T14">𝑛</text:span><text:span text:style-name="Strong_20_Emphasis"><text:span text:style-name="T30">i </text:span></text:span><text:span text:style-name="T9">definuje </text:span><text:span text:style-name="T12">𝑛</text:span><text:span text:style-name="T14">𝑖</text:span><text:span text:style-name="T9">-ární operace </text:span><text:span text:style-name="T12">𝜔</text:span><text:span text:style-name="Strong_20_Emphasis"><text:span text:style-name="T30">i</text:span></text:span><text:span text:style-name="Strong_20_Emphasis"><text:span text:style-name="T50">*</text:span></text:span><text:span text:style-name="T14"> </text:span><text:span text:style-name="T9">na </text:span><text:span text:style-name="T7">T</text:span><text:span text:style-name="T9">. Algebra (</text:span><text:span text:style-name="T12">𝑇, (𝜔</text:span><text:span text:style-name="Strong_20_Emphasis"><text:span text:style-name="T30">i</text:span></text:span><text:span text:style-name="Strong_20_Emphasis"><text:span text:style-name="T50">*</text:span></text:span><text:span text:style-name="T12">) </text:span><text:span text:style-name="T14">𝑖∈𝐼</text:span><text:span text:style-name="T12">)</text:span><text:span text:style-name="T14"> </text:span><text:span text:style-name="T9">se pak nazývá </text:span><text:span text:style-name="T10">podalgebra algebry </text:span><text:span text:style-name="T12">𝔄</text:span><text:span text:style-name="T9">. Stručně řečeno je </text:span><text:span text:style-name="T12">(𝑇,Ω) </text:span><text:span text:style-name="T9">podalgebrou algebry </text:span><text:span text:style-name="T12">(𝐴,Ω)</text:span><text:span text:style-name="T9">, když je </text:span><text:span text:style-name="T7">T </text:span><text:span text:style-name="T9">uzavřena ke všem operacím z </text:span><text:span text:style-name="T12">Ω </text:span><text:span text:style-name="T9">a </text:span><text:span text:style-name="T12">𝑇⊆𝐴</text:span><text:span text:style-name="T9">. </text:span></text:p>
      <text:p text:style-name="P8"/>
      <text:p text:style-name="radkovani"><text:span text:style-name="T9">Pokud je </text:span><text:span text:style-name="T12">(𝐴,Ω) </text:span><text:span text:style-name="T9">a (</text:span><text:span text:style-name="T12">𝑇</text:span><text:span text:style-name="T14">𝑗</text:span><text:span text:style-name="T9">)</text:span><text:span text:style-name="T14"> 𝑗∈𝐽 </text:span><text:span text:style-name="T9">je soubor podalgeber, pak jejich průnik </text:span><text:span text:style-name="T16">⋂</text:span><text:span text:style-name="T14"> 𝑗∈𝐽 </text:span><text:span text:style-name="T12">𝑇</text:span><text:span text:style-name="T14">𝑗</text:span><text:span text:style-name="T14"> </text:span><text:span text:style-name="T9">je rovněž podalgebra. </text:span></text:p>
      <text:p text:style-name="radkovani"><text:span text:style-name="T9">Nejmenší podalgebra &lt;</text:span><text:span text:style-name="T12">𝑆&gt; </text:span><text:span text:style-name="T9">algebry </text:span><text:span text:style-name="T12">(𝐴,Ω) </text:span><text:span text:style-name="T9">a </text:span><text:span text:style-name="T12">𝑆⊆𝐴</text:span><text:span text:style-name="T9">, která </text:span><text:span text:style-name="T7">S </text:span><text:span text:style-name="T9">obsahuje, je definována jako: </text:span></text:p>
      <text:p text:style-name="P1"><text:span text:style-name="T9">&lt;</text:span><text:span text:style-name="T12">𝑆&gt; =</text:span><text:span text:style-name="T17">⋂</text:span><text:span text:style-name="T12"> {𝑇|𝑇⊇𝑆,𝑇 je podalgebrou algebry (𝐴,Ω) }</text:span></text:p>
      <text:p text:style-name="P2"><text:span text:style-name="T12">&lt;S&gt; </text:span><text:span text:style-name="T9">se nazývá </text:span><text:span text:style-name="T10">podalgebra algebry </text:span><text:span text:style-name="T9">(</text:span><text:span text:style-name="T12">𝐴,Ω) </text:span><text:span text:style-name="T10">generovaná množinou </text:span><text:span text:style-name="T7">S</text:span><text:span text:style-name="T9">. Množina </text:span><text:span text:style-name="T7">S </text:span><text:span text:style-name="T9">se nazývá </text:span><text:span text:style-name="T10">systém generátorů podalgebry </text:span><text:span text:style-name="T9">&lt;</text:span><text:span text:style-name="T12">𝑆&gt; </text:span><text:span text:style-name="T9">. </text:span></text:p>
      <text:p text:style-name="P2"><text:span text:style-name="Strong_20_Emphasis"><text:span text:style-name="T9">Grupa (</text:span></text:span><text:span text:style-name="Strong_20_Emphasis"><text:span text:style-name="T12">𝐺,∙,𝑒,</text:span></text:span><text:span text:style-name="Strong_20_Emphasis"><text:span text:style-name="T50">-1</text:span></text:span><text:span text:style-name="Strong_20_Emphasis"><text:span text:style-name="T9">)</text:span></text:span><text:span text:style-name="Strong_20_Emphasis"><text:span text:style-name="T14"> </text:span></text:span><text:span text:style-name="Strong_20_Emphasis"><text:span text:style-name="T9">je </text:span></text:span><text:span text:style-name="Strong_20_Emphasis"><text:span text:style-name="T10">cyklická </text:span></text:span><text:span text:style-name="Strong_20_Emphasis"><text:span text:style-name="T12">⇔∃𝑥 ∈ 𝐺: 𝐺= &lt;𝑥&gt; </text:span></text:span><text:span text:style-name="Strong_20_Emphasis"><text:span text:style-name="T9">. Prvek </text:span></text:span><text:span text:style-name="Strong_20_Emphasis"><text:span text:style-name="T7">x </text:span></text:span><text:span text:style-name="Strong_20_Emphasis"><text:span text:style-name="T9">se pak nazývá </text:span></text:span><text:span text:style-name="Strong_20_Emphasis"><text:span text:style-name="T10">generátor</text:span></text:span><text:span text:style-name="Strong_20_Emphasis"><text:span text:style-name="T9">. </text:span></text:span></text:p>
      <text:h text:style-name="Heading_20_1" text:outline-level="1"><text:span text:style-name="Strong_20_Emphasis"><text:span text:style-name="T29">Relace ekvivalence a rozklad na třídy ekvivalence</text:span></text:span></text:h>
      <text:p text:style-name="radkovani"><text:span text:style-name="Strong_20_Emphasis"><text:span text:style-name="T9">Je-li </text:span></text:span><text:span text:style-name="Strong_20_Emphasis"><text:span text:style-name="T7">M </text:span></text:span><text:span text:style-name="Strong_20_Emphasis"><text:span text:style-name="T9">množina, potom se podmnožina </text:span></text:span><text:span text:style-name="Strong_20_Emphasis"><text:span text:style-name="T7">R </text:span></text:span><text:span text:style-name="Strong_20_Emphasis"><text:span text:style-name="T9">množiny </text:span></text:span><text:span text:style-name="Strong_20_Emphasis"><text:span text:style-name="T7">M</text:span></text:span><text:span text:style-name="Strong_20_Emphasis"><text:span text:style-name="T9">×</text:span></text:span><text:span text:style-name="Strong_20_Emphasis"><text:span text:style-name="T7">M </text:span></text:span><text:span text:style-name="Strong_20_Emphasis"><text:span text:style-name="T9">nazývá </text:span></text:span><text:span text:style-name="Strong_20_Emphasis"><text:span text:style-name="T10">binární relace </text:span></text:span><text:span text:style-name="Strong_20_Emphasis"><text:span text:style-name="T9">nad </text:span></text:span><text:span text:style-name="Strong_20_Emphasis"><text:span text:style-name="T7">M</text:span></text:span><text:span text:style-name="Strong_20_Emphasis"><text:span text:style-name="T9">. Místo (</text:span></text:span><text:span text:style-name="Strong_20_Emphasis"><text:span text:style-name="T12">𝑥,𝑦) ∈𝑅 </text:span></text:span><text:span text:style-name="Strong_20_Emphasis"><text:span text:style-name="T9">obvykle píšeme </text:span></text:span><text:span text:style-name="Strong_20_Emphasis"><text:span text:style-name="T7">xRy</text:span></text:span><text:span text:style-name="Strong_20_Emphasis"><text:span text:style-name="T9">. Relace všech možných dvojic </text:span></text:span><text:span text:style-name="Strong_20_Emphasis"><text:span text:style-name="T7">R </text:span></text:span><text:span text:style-name="Strong_20_Emphasis"><text:span text:style-name="T9">se nazývá </text:span></text:span><text:span text:style-name="Strong_20_Emphasis"><text:span text:style-name="T10">univerzální relace </text:span></text:span><text:span text:style-name="Strong_20_Emphasis"><text:span text:style-name="T12">𝛼</text:span></text:span><text:span text:style-name="Strong_20_Emphasis"><text:span text:style-name="T30">M</text:span></text:span><text:span text:style-name="Strong_20_Emphasis"><text:span text:style-name="T12">=𝑀×𝑀</text:span></text:span><text:span text:style-name="Strong_20_Emphasis"><text:span text:style-name="T9">. </text:span></text:span><text:span text:style-name="Strong_20_Emphasis"><text:span text:style-name="T10">Relace rovnosti </text:span></text:span><text:span text:style-name="Strong_20_Emphasis"><text:span text:style-name="T9">nebo také </text:span></text:span><text:span text:style-name="Strong_20_Emphasis"><text:span text:style-name="T10">identická relace </text:span></text:span><text:span text:style-name="Strong_20_Emphasis"><text:span text:style-name="T9">je relace mezi stejným prvkem </text:span></text:span><text:span text:style-name="Strong_20_Emphasis"><text:span text:style-name="T12">𝜄</text:span></text:span><text:span text:style-name="Strong_20_Emphasis"><text:span text:style-name="T30">M</text:span></text:span><text:span text:style-name="Strong_20_Emphasis"><text:span text:style-name="T12">= 𝑥,𝑥 𝑥∈𝑀 </text:span></text:span><text:span text:style-name="Strong_20_Emphasis"><text:span text:style-name="T9">. Relace </text:span></text:span><text:span text:style-name="Strong_20_Emphasis"><text:span text:style-name="T12">𝑅⊆𝑀×𝑀 </text:span></text:span><text:span text:style-name="Strong_20_Emphasis"><text:span text:style-name="T9">se nazývá: </text:span></text:span></text:p>
      <text:p text:style-name="radkovani"><text:span text:style-name="T73"> </text:span><text:span text:style-name="T3">reflexivní </text:span><text:span text:style-name="T69">⇔</text:span><text:span text:style-name="Strong_20_Emphasis"><text:span text:style-name="T12">𝜄</text:span></text:span><text:span text:style-name="Strong_20_Emphasis"><text:span text:style-name="T30">M </text:span></text:span><text:span text:style-name="T69">⊆ 𝑅, 𝑡𝑗.∀𝑥∈𝑀: 𝑥𝑅𝑥</text:span><text:span text:style-name="T4">; </text:span></text:p>
      <text:p text:style-name="radkovani"><text:span text:style-name="T4"> </text:span><text:span text:style-name="T3">symetrická </text:span><text:span text:style-name="T69">⇔∀𝑥,𝑦 ∈ 𝑀: 𝑥𝑅𝑦 ⇒ 𝑦𝑅𝑥</text:span><text:span text:style-name="T4">; </text:span></text:p>
      <text:p text:style-name="radkovani"><text:span text:style-name="T4"> </text:span><text:span text:style-name="T3">antisymetrická </text:span><text:span text:style-name="T69">⇔∀𝑥,𝑦 ∈ 𝑀: 𝑥𝑅𝑦 ∧ 𝑦𝑅𝑥 ⇒ 𝑥 = 𝑦</text:span><text:span text:style-name="T4">; </text:span></text:p>
      <text:p text:style-name="radkovani"><text:span text:style-name="T4"> </text:span><text:span text:style-name="T3">tranzitivní </text:span><text:span text:style-name="T69">⇔∀𝑥,𝑦,𝑧 ∈ 𝑀: 𝑥𝑅𝑦 ∧ 𝑦𝑅𝑧 ⇒ 𝑥𝑅𝑧</text:span><text:span text:style-name="T4">; </text:span></text:p>
      <text:p text:style-name="radkovani"><text:span text:style-name="Strong_20_Emphasis"><text:span text:style-name="T9"/></text:span></text:p>
      <text:p text:style-name="P12"><text:span text:style-name="Strong_20_Emphasis"><text:span text:style-name="T10">Relace ekvivalence </text:span></text:span><text:span text:style-name="Strong_20_Emphasis"><text:span text:style-name="T9">je reflexivní, symetrická a tranzitivní. </text:span></text:span><text:span text:style-name="Strong_20_Emphasis"><text:span text:style-name="T10">Relace (částečného) uspořádání </text:span></text:span><text:span text:style-name="Strong_20_Emphasis"><text:span text:style-name="T9">je reflexivní, antisymetrická a tranzitivní. </text:span></text:span></text:p>
      <text:p text:style-name="radkovani"><text:span text:style-name="Strong_20_Emphasis"><text:span text:style-name="T9">Buď </text:span></text:span><text:span text:style-name="Strong_20_Emphasis"><text:span text:style-name="T7">M </text:span></text:span><text:span text:style-name="Strong_20_Emphasis"><text:span text:style-name="T9">množina. Pak </text:span></text:span><text:span text:style-name="Strong_20_Emphasis"><text:span text:style-name="T12">𝒫 ⊆ 𝔓(𝑀) = 2</text:span></text:span><text:span text:style-name="Strong_20_Emphasis"><text:span text:style-name="T50">M</text:span></text:span><text:span text:style-name="Strong_20_Emphasis"><text:span text:style-name="T14"> </text:span></text:span><text:span text:style-name="Strong_20_Emphasis"><text:span text:style-name="T9">se nazývá </text:span></text:span><text:span text:style-name="Strong_20_Emphasis"><text:span text:style-name="T10">rozklad na třídy ekvivalence</text:span></text:span><text:span text:style-name="Strong_20_Emphasis"><text:span text:style-name="T9">: </text:span></text:span><text:span text:style-name="Strong_20_Emphasis"><text:span text:style-name="T12">⇔ </text:span></text:span></text:p>
      <text:p text:style-name="radkovani"><text:span text:style-name="T12"> 𝑀= </text:span><text:span text:style-name="T17">∪</text:span><text:span text:style-name="T14">𝐶∈𝒫</text:span><text:span text:style-name="T12">𝐶</text:span><text:span text:style-name="T9">; </text:span></text:p>
      <text:p text:style-name="radkovani"><text:span text:style-name="T9"> </text:span><text:span text:style-name="T12">Ø∈𝒫</text:span><text:span text:style-name="T9">; </text:span></text:p>
      <text:p text:style-name="radkovani"><text:span text:style-name="T9"> </text:span><text:span text:style-name="T12">𝐴,𝐵 ∈ 𝒫: 𝐴 = 𝐵∨𝐴∩𝐵 = Ø </text:span><text:span text:style-name="T9">tj. každé dvě různé množiny </text:span><text:span text:style-name="T12">𝒫 </text:span><text:span text:style-name="T9">jsou vůči sobě disjunktní. </text:span></text:p>
      <text:p text:style-name="radkovani"><text:span text:style-name="T9">Buď </text:span><text:span text:style-name="T12">π </text:span><text:span text:style-name="T9">relace ekvivalence na </text:span><text:span text:style-name="T7">M</text:span><text:span text:style-name="T9">, </text:span><text:span text:style-name="T12">𝑎∈𝑀, [𝑎]</text:span><text:span text:style-name="T14">𝜋 </text:span><text:span text:style-name="T12">≔ {𝑏∈𝑀|𝑏𝜋𝑎} </text:span><text:span text:style-name="T9">je tzv. </text:span><text:span text:style-name="T10">třída ekvivalence prvku </text:span><text:span text:style-name="T8">a</text:span><text:span text:style-name="T9">. Pak <text:line-break/></text:span><text:span text:style-name="T12">𝑀/𝜋 ≔{ [𝑎]</text:span><text:span text:style-name="T14">𝜋</text:span><text:span text:style-name="T12">|𝑎∈𝑀} </text:span><text:span text:style-name="T9">je tzv. </text:span><text:span text:style-name="T10">faktorová množina množiny </text:span><text:span text:style-name="T8">M </text:span><text:span text:style-name="T10">podle ekvivalence </text:span><text:span text:style-name="T12">𝛑.</text:span></text:p>
      <text:h text:style-name="Heading_20_1" text:outline-level="1"><text:span text:style-name="Strong_20_Emphasis"><text:span text:style-name="T27">Homomorfismy</text:span></text:span></text:h>
      <text:p text:style-name="radkovani"><text:span text:style-name="Strong_20_Emphasis"><text:span text:style-name="T9">Při bijekci jsou zobrazením pokryty všechny prvky oboru hodnot (surjekce) a obrazy dvou různých vzoru nejsou stejné (injekce). Z toho rovněž vyplývá stejná mohutnost množin. </text:span></text:span><text:span text:style-name="Strong_20_Emphasis"><text:span text:style-name="T10">Bijekce = injekce + surjekce</text:span></text:span><text:span text:style-name="Strong_20_Emphasis"><text:span text:style-name="T9">. </text:span></text:span></text:p>
      <text:p text:style-name="radkovani"><text:span text:style-name="T5">Buďte </text:span><text:span text:style-name="T13">𝔄= (𝐴, (𝜔</text:span><text:span text:style-name="Strong_20_Emphasis"><text:span text:style-name="T30">i</text:span></text:span><text:span text:style-name="T13">)</text:span><text:span text:style-name="T15"> 𝑖∈𝐼</text:span><text:span text:style-name="T13">)</text:span><text:span text:style-name="T15"> </text:span><text:span text:style-name="T13">a 𝔄</text:span><text:span text:style-name="T15">∗</text:span><text:span text:style-name="T13">= (𝐴</text:span><text:span text:style-name="Strong_20_Emphasis"><text:span text:style-name="T50">*</text:span></text:span><text:span text:style-name="T13">, (𝜔</text:span><text:span text:style-name="Strong_20_Emphasis"><text:span text:style-name="T30">i</text:span></text:span><text:span text:style-name="Strong_20_Emphasis"><text:span text:style-name="T50">*</text:span></text:span><text:span text:style-name="T13">)</text:span><text:span text:style-name="T15"> 𝑖∈𝐼</text:span><text:span text:style-name="T13">)</text:span><text:span text:style-name="T15"> </text:span><text:span text:style-name="T5">algebry téhož typu </text:span><text:span text:style-name="T13">𝑛</text:span><text:span text:style-name="T15">𝑖 𝑖∈𝐼</text:span><text:span text:style-name="T5">. Zobrazení </text:span><text:span text:style-name="T13">𝑓:𝐴→𝐴</text:span><text:span text:style-name="Strong_20_Emphasis"><text:span text:style-name="T50">*</text:span></text:span><text:span text:style-name="T15"> </text:span><text:span text:style-name="T5">se nazývá </text:span><text:span text:style-name="T6">homomorfismem </text:span><text:span text:style-name="T5">algebry </text:span><text:span text:style-name="T13">𝔄 </text:span><text:span text:style-name="T5">do algebry </text:span><text:span text:style-name="T13">𝔄</text:span><text:span text:style-name="Strong_20_Emphasis"><text:span text:style-name="T50">*</text:span></text:span><text:span text:style-name="T13">:⇔ </text:span></text:p>
      <text:p text:style-name="radkovani"><text:span text:style-name="T73"> </text:span><text:span text:style-name="T2">pro </text:span><text:span text:style-name="T70">𝑖∈𝐼</text:span><text:span text:style-name="T2">, kde </text:span><text:span text:style-name="T70">𝑛</text:span><text:span text:style-name="Strong_20_Emphasis"><text:span text:style-name="T30">i </text:span></text:span><text:span text:style-name="T70">&gt;0, platí ∀𝑥</text:span><text:span text:style-name="T71">1</text:span><text:span text:style-name="T70">,…,𝑥</text:span><text:span text:style-name="T71">𝑛</text:span><text:span text:style-name="Strong_20_Emphasis"><text:span text:style-name="T30">i </text:span></text:span><text:span text:style-name="T70">∈ 𝐴: 𝑓 (𝜔</text:span><text:span text:style-name="Strong_20_Emphasis"><text:span text:style-name="T30">i </text:span></text:span><text:span text:style-name="T70">𝑥</text:span><text:span text:style-name="Strong_20_Emphasis"><text:span text:style-name="T30">1</text:span></text:span><text:span text:style-name="T70">…𝑥</text:span><text:span text:style-name="T71">𝑛</text:span><text:span text:style-name="Strong_20_Emphasis"><text:span text:style-name="T30">i</text:span></text:span><text:span text:style-name="T72"> </text:span><text:span text:style-name="T70">)=</text:span><text:span text:style-name="T13">𝜔</text:span><text:span text:style-name="Strong_20_Emphasis"><text:span text:style-name="T30">i</text:span></text:span><text:span text:style-name="Strong_20_Emphasis"><text:span text:style-name="T50">*</text:span></text:span><text:span text:style-name="T70">𝑓 (𝑥</text:span><text:span text:style-name="T71">1</text:span><text:span text:style-name="T70">)</text:span><text:span text:style-name="T71"> </text:span><text:span text:style-name="T70">…𝑓 (𝑥</text:span><text:span text:style-name="T71">𝑛</text:span><text:span text:style-name="T72">𝑖</text:span><text:span text:style-name="T70">)</text:span><text:span text:style-name="T72"> </text:span><text:span text:style-name="T2">; </text:span></text:p>
      <text:p text:style-name="radkovani"><text:span text:style-name="T2"> pro </text:span><text:span text:style-name="T70">𝑖∈𝐼</text:span><text:span text:style-name="T2">, kde </text:span><text:span text:style-name="T70">𝑛</text:span><text:span text:style-name="Strong_20_Emphasis"><text:span text:style-name="T30">i</text:span></text:span><text:span text:style-name="Strong_20_Emphasis"><text:span text:style-name="T68">=</text:span></text:span><text:span text:style-name="T70">0, platí 𝑓 (𝜔</text:span><text:span text:style-name="T71">𝑖</text:span><text:span text:style-name="T70">)</text:span><text:span text:style-name="T71"> </text:span><text:span text:style-name="T70">=</text:span><text:span text:style-name="T13">𝜔</text:span><text:span text:style-name="Strong_20_Emphasis"><text:span text:style-name="T30">i</text:span></text:span><text:span text:style-name="Strong_20_Emphasis"><text:span text:style-name="T50">*</text:span></text:span><text:span text:style-name="T2">. </text:span></text:p>
      <text:p text:style-name="radkovani"><text:span text:style-name="T5">Homomorfismus zachovává každou operaci, tzn. zobrazení operace </text:span><text:span text:style-name="T13">𝜔</text:span><text:span text:style-name="Strong_20_Emphasis"><text:span text:style-name="T30">i</text:span></text:span><text:span text:style-name="T15"> </text:span><text:span text:style-name="T5">nad prvky z </text:span><text:span text:style-name="T7">A </text:span><text:span text:style-name="T9">je to samé, co provedení operace </text:span><text:span text:style-name="T12">𝜔</text:span><text:span text:style-name="Strong_20_Emphasis"><text:span text:style-name="T30">i </text:span></text:span><text:span text:style-name="T9">nad zobrazením jednotlivých prvků. Klasický příkladem je zobrazení logaritmu z algebry </text:span><text:span text:style-name="T12">(𝑅,∙,1,</text:span><text:span text:style-name="Strong_20_Emphasis"><text:span text:style-name="T50">-1</text:span></text:span><text:span text:style-name="T12">) </text:span><text:span text:style-name="T9">do algebry </text:span><text:span text:style-name="T12">(𝑅,+,0,−)</text:span><text:span text:style-name="T9">. </text:span></text:p>
      <text:p text:style-name="radkovani"><text:span text:style-name="T11">Uvažujme homomorfismus z předchozí definice, pak existují následující </text:span><text:span text:style-name="T10">typy homomorfismů</text:span><text:span text:style-name="T9">: </text:span></text:p>
      <text:p text:style-name="radkovani"><text:span text:style-name="T9"> </text:span><text:span text:style-name="T10">izomorfismus </text:span><text:span text:style-name="T9">– pokud je </text:span><text:span text:style-name="T7">f </text:span><text:span text:style-name="T9">bijektivní (říkáme, že </text:span><text:span text:style-name="T12">𝔄 </text:span><text:span text:style-name="T9">je </text:span><text:span text:style-name="T10">izomorfní obraz </text:span><text:span text:style-name="T12">𝔄</text:span><text:span text:style-name="Strong_20_Emphasis"><text:span text:style-name="T50">*</text:span></text:span><text:span text:style-name="T9">: </text:span><text:span text:style-name="T12">𝔄≅𝔄</text:span><text:span text:style-name="Strong_20_Emphasis"><text:span text:style-name="T50">*</text:span></text:span><text:span text:style-name="T9">); </text:span></text:p>
      <text:p text:style-name="radkovani"><text:span text:style-name="T9"> </text:span><text:span text:style-name="T10">endomorfismus </text:span><text:span text:style-name="T9">– zobrazení z algebry do téže algebry </text:span><text:span text:style-name="T12">𝔄=𝔄</text:span><text:span text:style-name="Strong_20_Emphasis"><text:span text:style-name="T50">*</text:span></text:span><text:span text:style-name="T9">; </text:span></text:p>
      <text:p text:style-name="radkovani"><text:span text:style-name="T9"> </text:span><text:span text:style-name="T10">automorfismus </text:span><text:span text:style-name="T9">– pokud je endomorfní a navíc </text:span><text:span text:style-name="T7">f </text:span><text:span text:style-name="T9">je izomorfní; </text:span></text:p>
      <text:p text:style-name="radkovani"><text:span text:style-name="T9"> </text:span><text:span text:style-name="T10">epimorfismus </text:span><text:span text:style-name="T9">– pokud </text:span><text:span text:style-name="T7">f </text:span><text:span text:style-name="T9">je surjektivní; </text:span></text:p>
      <text:p text:style-name="radkovani"><text:span text:style-name="T9"> </text:span><text:span text:style-name="T10">monomorfismus </text:span><text:span text:style-name="T9">– pokud </text:span><text:span text:style-name="T7">f </text:span><text:span text:style-name="T9">je injektivní. </text:span></text:p>
      <text:p text:style-name="P9"/>
      <text:p text:style-name="radkovani"><text:span text:style-name="Strong_20_Emphasis"><text:span text:style-name="T29">Přímé součiny</text:span></text:span></text:p>
      <text:p text:style-name="radkovani"><text:span text:style-name="Strong_20_Emphasis"><text:span text:style-name="T9">Zavádí pravidla pro násobení celých algeber. </text:span></text:span></text:p>
      <text:p text:style-name="radkovani"><text:span text:style-name="T44">Buďte </text:span><text:span text:style-name="T43">𝔄</text:span><text:span text:style-name="Strong_20_Emphasis"><text:span text:style-name="T30">k</text:span></text:span><text:span text:style-name="T43">= (𝐴</text:span><text:span text:style-name="Strong_20_Emphasis"><text:span text:style-name="T30">k</text:span></text:span><text:span text:style-name="T43">, (𝜔</text:span><text:span text:style-name="Strong_20_Emphasis"><text:span text:style-name="T30">i</text:span></text:span><text:span text:style-name="Strong_20_Emphasis"><text:span text:style-name="T50">k</text:span></text:span><text:span text:style-name="T43">)</text:span><text:span text:style-name="T42"> 𝑖∈𝐼</text:span><text:span text:style-name="T43">)</text:span><text:span text:style-name="T42"> </text:span><text:span text:style-name="T43">,𝑘∈𝐾(pole), </text:span><text:span text:style-name="T44">algebry téhož typu (</text:span><text:span text:style-name="T43">𝑛</text:span><text:span text:style-name="Strong_20_Emphasis"><text:span text:style-name="T30">i</text:span></text:span><text:span text:style-name="T44">)</text:span><text:span text:style-name="T42">𝑖∈𝐼 </text:span><text:span text:style-name="T44">a </text:span><text:span text:style-name="T43">𝐴≔ Π</text:span><text:span text:style-name="T31">𝑘∈𝐾</text:span><text:span text:style-name="T43">𝐴</text:span><text:span text:style-name="T32">𝑘</text:span><text:span text:style-name="T43">={(𝑎</text:span><text:span text:style-name="T42">𝑘</text:span><text:span text:style-name="T43">)</text:span><text:span text:style-name="T42">𝑘∈𝐾</text:span><text:span text:style-name="T43">|</text:span><text:span text:style-name="T42"> </text:span><text:span text:style-name="T43">𝑎</text:span><text:span text:style-name="T42">𝑘</text:span><text:span text:style-name="T43">∈𝐴</text:span><text:span text:style-name="T42">𝑘 </text:span><text:span text:style-name="T44">} je kartézský součin všech množin </text:span><text:span text:style-name="T43">𝐴</text:span><text:span text:style-name="T32">𝑘</text:span><text:span text:style-name="T44">. Pro všechna </text:span><text:span text:style-name="T43">𝑖∈𝐼 </text:span><text:span text:style-name="T44">buď operace </text:span><text:span text:style-name="T43">𝜔</text:span><text:span text:style-name="T42">𝑖 </text:span><text:span text:style-name="T44">na </text:span><text:span text:style-name="T45">A </text:span><text:span text:style-name="T46">definována vztahem: </text:span></text:p>
      <text:p text:style-name="P5"><text:span text:style-name="T55">𝜔</text:span><text:span text:style-name="T38">𝑖 </text:span><text:span text:style-name="T55">(𝑎</text:span><text:span text:style-name="T38">𝑘</text:span><text:span text:style-name="T51">1</text:span><text:span text:style-name="T55">) 𝑘∈𝐾… (𝑎</text:span><text:span text:style-name="T38">𝑘</text:span><text:span text:style-name="T51">𝑛𝑖</text:span><text:span text:style-name="T55">) </text:span><text:span text:style-name="T38">𝑘∈𝐾</text:span><text:span text:style-name="T55">≔ (𝜔</text:span><text:span text:style-name="T38">𝑖</text:span><text:span text:style-name="T55">𝑎</text:span><text:span text:style-name="T38">𝑘</text:span><text:span text:style-name="T51">1</text:span><text:span text:style-name="T55">…𝑎</text:span><text:span text:style-name="T38">𝑘</text:span><text:span text:style-name="T51">𝑛𝑖</text:span><text:span text:style-name="T55">) </text:span><text:span text:style-name="T38">𝑘∈𝐾</text:span><text:span text:style-name="T55"> </text:span></text:p>
      <text:p text:style-name="P11">U součinu algeber odpovídá nosná množina, kartézskému součinu nosných množin jednotlivých součinitelů a operace jsou definovány pro všechny operace jednotlivých součinitelů. </text:p>
      <text:p text:style-name="P3"><text:span text:style-name="T18">Algebra (</text:span><text:span text:style-name="T19">𝐴</text:span><text:span text:style-name="T63">𝑘</text:span><text:span text:style-name="T19">, (𝜔</text:span><text:span text:style-name="T63">𝑖</text:span><text:span text:style-name="T18">)</text:span><text:span text:style-name="T63"> </text:span><text:span text:style-name="T36">𝑖∈𝐼</text:span><text:span text:style-name="T18">)</text:span><text:span text:style-name="T63"> </text:span><text:span text:style-name="T18">se nazývá </text:span><text:span text:style-name="T20">přímý součin </text:span><text:span text:style-name="T21">algeber </text:span><text:span text:style-name="T22">𝔄</text:span><text:span text:style-name="T64">𝑘 </text:span><text:span text:style-name="T21">a značí se </text:span><text:span text:style-name="T22">Π</text:span><text:span text:style-name="T64">𝑘∈𝐾</text:span><text:span text:style-name="T22"> </text:span><text:span text:style-name="T22">𝔄</text:span><text:span text:style-name="T64">𝑘</text:span><text:span text:style-name="T21">. </text:span></text:p>
      <text:p text:style-name="P10">Přímé součiny pologrup (grup, vektorových prostorů, okruhů, Booleových algeber) jsou opět pologrupy (grupy, vektorové prostory, okruhy, Booleovy algebry). </text:p>
      <text:p text:style-name="P13"><text:span text:style-name="Strong_20_Emphasis"><text:span text:style-name="T29">Kongruence a faktorové algebry</text:span></text:span></text:p>
      <text:p text:style-name="P3"><text:span text:style-name="Strong_20_Emphasis"><text:span text:style-name="T23">Buďte </text:span></text:span><text:span text:style-name="Strong_20_Emphasis"><text:span text:style-name="T24">𝔄= (𝐴, (𝜔</text:span></text:span><text:span text:style-name="Strong_20_Emphasis"><text:span text:style-name="T35">𝑖</text:span></text:span><text:span text:style-name="Strong_20_Emphasis"><text:span text:style-name="T24">)</text:span></text:span><text:span text:style-name="Strong_20_Emphasis"><text:span text:style-name="T65"> 𝑖∈𝐼</text:span></text:span><text:span text:style-name="Strong_20_Emphasis"><text:span text:style-name="T24">)</text:span></text:span><text:span text:style-name="Strong_20_Emphasis"><text:span text:style-name="T65"> </text:span></text:span><text:span text:style-name="Strong_20_Emphasis"><text:span text:style-name="T23">algebra typu (</text:span></text:span><text:span text:style-name="Strong_20_Emphasis"><text:span text:style-name="T24">𝑛</text:span></text:span><text:span text:style-name="Strong_20_Emphasis"><text:span text:style-name="T35">𝑖</text:span></text:span><text:span text:style-name="Strong_20_Emphasis"><text:span text:style-name="T23">)</text:span></text:span><text:span text:style-name="Strong_20_Emphasis"><text:span text:style-name="T65"> 𝑖∈𝐼 </text:span></text:span><text:span text:style-name="Strong_20_Emphasis"><text:span text:style-name="T23">a </text:span></text:span><text:span text:style-name="Strong_20_Emphasis"><text:span text:style-name="T24">π </text:span></text:span><text:span text:style-name="Strong_20_Emphasis"><text:span text:style-name="T23">relace ekvivalence na </text:span></text:span><text:span text:style-name="Strong_20_Emphasis"><text:span text:style-name="T26">A</text:span></text:span><text:span text:style-name="Strong_20_Emphasis"><text:span text:style-name="T23">. </text:span></text:span><text:span text:style-name="Strong_20_Emphasis"><text:span text:style-name="T26">π </text:span></text:span><text:span text:style-name="Strong_20_Emphasis"><text:span text:style-name="T23">se nazývá </text:span></text:span><text:span text:style-name="Strong_20_Emphasis"><text:span text:style-name="T25">relace kongruence </text:span></text:span><text:span text:style-name="Strong_20_Emphasis"><text:span text:style-name="T23">na </text:span></text:span><text:span text:style-name="Strong_20_Emphasis"><text:span text:style-name="T24">𝔄⇔∀𝑖∈𝐼,kde 𝑛</text:span></text:span><text:span text:style-name="Strong_20_Emphasis"><text:span text:style-name="T35">𝑖</text:span></text:span><text:span text:style-name="Strong_20_Emphasis"><text:span text:style-name="T24">&gt;0:𝑎</text:span></text:span><text:span text:style-name="Strong_20_Emphasis"><text:span text:style-name="T35">1</text:span></text:span><text:span text:style-name="Strong_20_Emphasis"><text:span text:style-name="T24">,…,𝑎</text:span></text:span><text:span text:style-name="Strong_20_Emphasis"><text:span text:style-name="T35">𝑛</text:span></text:span><text:span text:style-name="Strong_20_Emphasis"><text:span text:style-name="T37">𝑖</text:span></text:span><text:span text:style-name="Strong_20_Emphasis"><text:span text:style-name="T24">,𝑏</text:span></text:span><text:span text:style-name="Strong_20_Emphasis"><text:span text:style-name="T35">1</text:span></text:span><text:span text:style-name="Strong_20_Emphasis"><text:span text:style-name="T24">,…,𝑏</text:span></text:span><text:span text:style-name="Strong_20_Emphasis"><text:span text:style-name="T35">𝑛</text:span></text:span><text:span text:style-name="Strong_20_Emphasis"><text:span text:style-name="T37">𝑖</text:span></text:span><text:span text:style-name="Strong_20_Emphasis"><text:span text:style-name="T24">,∈𝐴 </text:span></text:span><text:span text:style-name="Strong_20_Emphasis"><text:span text:style-name="T23">platí</text:span></text:span><text:span text:style-name="Strong_20_Emphasis"><text:span text:style-name="T24">: </text:span></text:span></text:p>
      <text:p text:style-name="P4"><text:span text:style-name="Strong_20_Emphasis"><text:span text:style-name="T66">𝑎</text:span></text:span><text:span text:style-name="Strong_20_Emphasis"><text:span text:style-name="T34">1</text:span></text:span><text:span text:style-name="Strong_20_Emphasis"><text:span text:style-name="T66">𝜋𝑏</text:span></text:span><text:span text:style-name="Strong_20_Emphasis"><text:span text:style-name="T34">1</text:span></text:span><text:span text:style-name="Strong_20_Emphasis"><text:span text:style-name="T66">∧…∧𝑎</text:span></text:span><text:span text:style-name="Strong_20_Emphasis"><text:span text:style-name="T34">𝑛𝑖</text:span></text:span><text:span text:style-name="Strong_20_Emphasis"><text:span text:style-name="T66">𝜋𝑏</text:span></text:span><text:span text:style-name="Strong_20_Emphasis"><text:span text:style-name="T34">𝑛𝑖</text:span></text:span><text:span text:style-name="Strong_20_Emphasis"><text:span text:style-name="T66">⇒𝜔</text:span></text:span><text:span text:style-name="Strong_20_Emphasis"><text:span text:style-name="T34">𝑖</text:span></text:span><text:span text:style-name="Strong_20_Emphasis"><text:span text:style-name="T66">𝑎</text:span></text:span><text:span text:style-name="Strong_20_Emphasis"><text:span text:style-name="T34">1</text:span></text:span><text:span text:style-name="Strong_20_Emphasis"><text:span text:style-name="T66">…𝑎</text:span></text:span><text:span text:style-name="Strong_20_Emphasis"><text:span text:style-name="T34">𝑛𝑖</text:span></text:span><text:span text:style-name="Strong_20_Emphasis"><text:span text:style-name="T66">𝜋𝜔</text:span></text:span><text:span text:style-name="Strong_20_Emphasis"><text:span text:style-name="T34">𝑖</text:span></text:span><text:span text:style-name="Strong_20_Emphasis"><text:span text:style-name="T66">𝑏</text:span></text:span><text:span text:style-name="Strong_20_Emphasis"><text:span text:style-name="T34">1</text:span></text:span><text:span text:style-name="Strong_20_Emphasis"><text:span text:style-name="T66">…𝑏</text:span></text:span><text:span text:style-name="Strong_20_Emphasis"><text:span text:style-name="T34">𝑛𝑖</text:span></text:span><text:span text:style-name="Strong_20_Emphasis"><text:span text:style-name="T66"> </text:span></text:span></text:p>
      <text:p text:style-name="radkovani"><text:span text:style-name="Strong_20_Emphasis"><text:span text:style-name="T9">Nad oborem integrity </text:span></text:span><text:span text:style-name="Strong_20_Emphasis"><text:span text:style-name="T12">𝔄=(ℤ,+,0,∙,1) </text:span></text:span><text:span text:style-name="Strong_20_Emphasis"><text:span text:style-name="T9">mějme pevný </text:span></text:span><text:span text:style-name="Strong_20_Emphasis"><text:span text:style-name="T10">modul </text:span></text:span><text:span text:style-name="Strong_20_Emphasis"><text:span text:style-name="T12">𝑛∈ℕ</text:span></text:span><text:span text:style-name="Strong_20_Emphasis"><text:span text:style-name="T14">0 </text:span></text:span><text:span text:style-name="Strong_20_Emphasis"><text:span text:style-name="T12">a pro 𝑟,𝑠∈ℤ je 𝑟≡𝑠 mod 𝑛 </text:span></text:span><text:span text:style-name="Strong_20_Emphasis"><text:span text:style-name="T9">(říkáme, že „</text:span></text:span><text:span text:style-name="Strong_20_Emphasis"><text:span text:style-name="T7">r </text:span></text:span><text:span text:style-name="Strong_20_Emphasis"><text:span text:style-name="T10">kongruentní s </text:span></text:span><text:span text:style-name="Strong_20_Emphasis"><text:span text:style-name="T8">s </text:span></text:span><text:span text:style-name="Strong_20_Emphasis"><text:span text:style-name="T10">modulo </text:span></text:span><text:span text:style-name="Strong_20_Emphasis"><text:span text:style-name="T7">n</text:span></text:span><text:span text:style-name="Strong_20_Emphasis"><text:span text:style-name="T9">“) </text:span></text:span><text:span text:style-name="Strong_20_Emphasis"><text:span text:style-name="T12">⇔𝑛|(𝑟−𝑠) </text:span></text:span><text:span text:style-name="Strong_20_Emphasis"><text:span text:style-name="T9">(</text:span></text:span><text:span text:style-name="Strong_20_Emphasis"><text:span text:style-name="T7">n </text:span></text:span><text:span text:style-name="Strong_20_Emphasis"><text:span text:style-name="T9">dělí </text:span></text:span><text:span text:style-name="Strong_20_Emphasis"><text:span text:style-name="T7">r </text:span></text:span><text:span text:style-name="Strong_20_Emphasis"><text:span text:style-name="T9">– </text:span></text:span><text:span text:style-name="Strong_20_Emphasis"><text:span text:style-name="T7">s</text:span></text:span><text:span text:style-name="Strong_20_Emphasis"><text:span text:style-name="T9">), pak platí: </text:span></text:span></text:p>
      <text:list xml:id="list35665628" text:style-name="L2">
        <text:list-item>
          <text:p text:style-name="P24"><text:span text:style-name="T12">𝑟≡𝑠 mod 𝑛⇔𝑟=𝑠+𝑘𝑛, 𝑘∈ℤ ⇔ 𝑟,𝑠 </text:span><text:span text:style-name="T9">mají stejný zbytek při dělení číslem </text:span><text:span text:style-name="T7">n</text:span><text:span text:style-name="T9">; </text:span></text:p>
        </text:list-item>
        <text:list-item>
          <text:p text:style-name="P24"><text:span text:style-name="T12">≡ mod 𝑛 </text:span><text:span text:style-name="T9">je relace ekvivalence. </text:span></text:p>
        </text:list-item>
      </text:list>
      <text:p text:style-name="radkovani"><text:span text:style-name="T47">Algebru </text:span><text:span text:style-name="T48">𝔄/𝜋 ≔ (𝐴/𝜋 , (</text:span><text:span text:style-name="T48">𝜔</text:span><text:span text:style-name="Strong_20_Emphasis"><text:span text:style-name="T30">i</text:span></text:span><text:span text:style-name="Strong_20_Emphasis"><text:span text:style-name="T50">*</text:span></text:span><text:span text:style-name="T48">)</text:span><text:span text:style-name="T41"> 𝑖∈𝐼</text:span><text:span text:style-name="T48">)</text:span><text:span text:style-name="T41"> </text:span><text:span text:style-name="T47">se nazývá </text:span><text:span text:style-name="T49">faktorová algebra </text:span><text:span text:style-name="T47">algebry </text:span><text:span text:style-name="T48">𝔄 </text:span><text:span text:style-name="T47">podle kongruence </text:span><text:span text:style-name="T48">𝜋</text:span><text:span text:style-name="T47">. Často klademe </text:span><text:span text:style-name="T48">𝜔</text:span><text:span text:style-name="T33">𝑖</text:span><text:span text:style-name="T48">=</text:span><text:span text:style-name="T48">𝜔</text:span><text:span text:style-name="Strong_20_Emphasis"><text:span text:style-name="T30">i</text:span></text:span><text:span text:style-name="Strong_20_Emphasis"><text:span text:style-name="T50">*</text:span></text:span><text:span text:style-name="T47">. </text:span></text:p>
      <text:h text:style-name="P22" text:outline-level="1">Normální podgrupy <text:span text:style-name="T101">(upralgfin-esf.pdf<text:tab/>str.25)</text:span></text:h>
      <text:p text:style-name="P6"><text:span text:style-name="T56">Buď (</text:span><text:span text:style-name="T57">G, </text:span><text:span text:style-name="T58">·</text:span><text:span text:style-name="T57">, e, </text:span><text:span text:style-name="T52">−</text:span><text:span text:style-name="T53">1</text:span><text:span text:style-name="T56">) grupa typu (2</text:span><text:span text:style-name="T57">, </text:span><text:span text:style-name="T56">0</text:span><text:span text:style-name="T57">, </text:span><text:span text:style-name="T56">1). </text:span><text:span text:style-name="T57">T </text:span><text:span text:style-name="T58">⊆ </text:span><text:span text:style-name="T57">G </text:span><text:span text:style-name="T56">je </text:span><text:span text:style-name="T62">podalgebra</text:span><text:span text:style-name="T54"> </text:span><text:span text:style-name="T55">⇔</text:span></text:p>
      <text:list xml:id="list35634289" text:style-name="L3">
        <text:list-item>
          <text:p text:style-name="P25"><text:span text:style-name="T57">x, y </text:span><text:span text:style-name="T58">∈ </text:span><text:span text:style-name="T57">T </text:span><text:span text:style-name="T58">⇒ </text:span><text:span text:style-name="T57">xy </text:span><text:span text:style-name="T58">∈ </text:span><text:span text:style-name="T57">T</text:span></text:p>
        </text:list-item>
        <text:list-item>
          <text:p text:style-name="P25"><text:span text:style-name="T57">e </text:span><text:span text:style-name="T58">∈ </text:span><text:span text:style-name="T57">T</text:span></text:p>
        </text:list-item>
        <text:list-item>
          <text:p text:style-name="P25"><text:span text:style-name="T57">x </text:span><text:span text:style-name="T58">∈ </text:span><text:span text:style-name="T57">T </text:span><text:span text:style-name="T58">⇒ </text:span><text:span text:style-name="T57">x</text:span><text:span text:style-name="T52">−</text:span><text:span text:style-name="T53">1</text:span><text:span text:style-name="T59"> </text:span><text:span text:style-name="T58">∈ </text:span><text:span text:style-name="T57">T</text:span></text:p>
          <text:p text:style-name="P27">⇔</text:p>
        </text:list-item>
        <text:list-item>
          <text:p text:style-name="P25"><text:span text:style-name="T56">T </text:span><text:span text:style-name="T60">≠</text:span><text:span text:style-name="T61"> </text:span><text:span text:style-name="T58">∅</text:span></text:p>
        </text:list-item>
        <text:list-item>
          <text:p text:style-name="P25"><text:span text:style-name="T56">x, y </text:span><text:span text:style-name="T58">∈ </text:span><text:span text:style-name="T56">T </text:span><text:span text:style-name="T58">⇒ </text:span><text:span text:style-name="T56">xy</text:span><text:span text:style-name="T52">−</text:span><text:span text:style-name="T53">1</text:span><text:span text:style-name="T59"> </text:span><text:span text:style-name="T58">∈ </text:span><text:span text:style-name="T56">T</text:span></text:p>
        </text:list-item>
      </text:list>
      <text:p text:style-name="P6"><text:span text:style-name="T56">Protože zákony grupy typu (2</text:span><text:span text:style-name="T57">, </text:span><text:span text:style-name="T56">0</text:span><text:span text:style-name="T57">, </text:span><text:span text:style-name="T56">1) plati v </text:span><text:span text:style-name="T57">G</text:span><text:span text:style-name="T56">, a tedy také v </text:span><text:span text:style-name="T57">T</text:span><text:span text:style-name="T56">, je podalgebra (</text:span><text:span text:style-name="T57">T, </text:span><text:span text:style-name="T58">·</text:span><text:span text:style-name="T57">, e, </text:span><text:span text:style-name="T52">−</text:span><text:span text:style-name="T53">1</text:span><text:span text:style-name="T56">) </text:span><text:span text:style-name="T79">opět grupou a nazývá se </text:span><text:span text:style-name="T97">podgrupa</text:span><text:span text:style-name="T80"> </text:span><text:span text:style-name="T79">grupy (</text:span><text:span text:style-name="T81">G, </text:span><text:span text:style-name="T82">·</text:span><text:span text:style-name="T81">, e, </text:span><text:span text:style-name="T75">−</text:span><text:span text:style-name="T76">1</text:span><text:span text:style-name="T79">).</text:span></text:p>
      <text:p text:style-name="P7"/>
      <text:p text:style-name="P6">Podgrupa <text:span text:style-name="T81">N </text:span>grupy (<text:span text:style-name="T81">G, </text:span><text:span text:style-name="T82">·</text:span><text:span text:style-name="T81">, e, </text:span><text:span text:style-name="T92">−</text:span><text:span text:style-name="T93">1</text:span>) se nazývá <text:span text:style-name="T81">N </text:span><text:span text:style-name="T97">normální </text:span><text:span text:style-name="T96">podgrupa</text:span> grupy <text:span text:style-name="T81">G <text:line-break/></text:span><text:span text:style-name="T79">(fromalně: </text:span><text:span text:style-name="T81">N </text:span><text:span text:style-name="T94">⊲</text:span><text:span text:style-name="T95"> </text:span><text:span text:style-name="T81">G</text:span><text:span text:style-name="T79">) :</text:span><text:span text:style-name="T82">⇔ </text:span><text:span text:style-name="T81">xNx</text:span><text:span text:style-name="T75">−</text:span><text:span text:style-name="T76">1</text:span><text:span text:style-name="T93"> </text:span><text:span text:style-name="T82">⊆ </text:span><text:span text:style-name="T81">N </text:span><text:span text:style-name="T79">pro všechna </text:span><text:span text:style-name="T81">x </text:span><text:span text:style-name="T82">∈ </text:span><text:span text:style-name="T81">G</text:span><text:span text:style-name="T79">.</text:span></text:p>
      <text:p text:style-name="P7"/>
      <text:p text:style-name="P6">Pro podgrupu <text:span text:style-name="T81">N </text:span>grupy <text:span text:style-name="T81">G </text:span>jsou následující tvrzení ekvivalentní:</text:p>
      <text:list xml:id="list35653891" text:style-name="L4">
        <text:list-item>
          <text:p text:style-name="P26"><text:span text:style-name="T81">N </text:span>je normální podgrupa grupy <text:span text:style-name="T81">G</text:span>.</text:p>
        </text:list-item>
        <text:list-item>
          <text:p text:style-name="P28"><text:span text:style-name="T83">∀</text:span><text:span text:style-name="T84">x </text:span><text:span text:style-name="T83">∈ </text:span><text:span text:style-name="T84">G </text:span><text:span text:style-name="T85">: </text:span><text:span text:style-name="T84">φ</text:span><text:span text:style-name="T91">x</text:span><text:span text:style-name="T85">(</text:span><text:span text:style-name="T84">N</text:span><text:span text:style-name="T85">) = </text:span><text:span text:style-name="T84">N</text:span><text:span text:style-name="T86">. ( kde </text:span><text:span text:style-name="T84">φ</text:span><text:span text:style-name="T91">x </text:span><text:span text:style-name="T99">je vnitřní automorfismus grupy)</text:span></text:p>
        </text:list-item>
        <text:list-item>
          <text:p text:style-name="P28"><text:span text:style-name="T83">∀</text:span><text:span text:style-name="T84">x </text:span><text:span text:style-name="T83">∈ </text:span><text:span text:style-name="T84">G </text:span><text:span text:style-name="T85">: </text:span><text:span text:style-name="T84">xNx</text:span><text:span text:style-name="T77">−</text:span><text:span text:style-name="T78">1</text:span><text:span text:style-name="T87"> </text:span><text:span text:style-name="T85">= </text:span><text:span text:style-name="T84">N</text:span><text:span text:style-name="T86">.</text:span></text:p>
        </text:list-item>
        <text:list-item>
          <text:p text:style-name="P28"><text:span text:style-name="T83">∀</text:span><text:span text:style-name="T84">x </text:span><text:span text:style-name="T83">∈ </text:span><text:span text:style-name="T84">G </text:span><text:span text:style-name="T85">: </text:span><text:span text:style-name="T84">Nx </text:span><text:span text:style-name="T85">= </text:span><text:span text:style-name="T84">xN</text:span><text:span text:style-name="T88">, tj. pravá třída rozkladu = levá třída rozkladu.</text:span></text:p>
        </text:list-item>
      </text:list>
      <text:h text:style-name="P23" text:outline-level="1"><text:span text:style-name="T80">Ideály okruhů </text:span><text:span text:style-name="T67">(upralgfin-esf.pdf<text:tab/><text:tab/>str.26)</text:span></text:h>
      <text:p text:style-name="P14">Buď (<text:span text:style-name="T81">R,</text:span>+<text:span text:style-name="T81">, </text:span>0<text:span text:style-name="T81">,</text:span><text:span text:style-name="T82">−</text:span><text:span text:style-name="T81">, </text:span><text:span text:style-name="T82">·</text:span>) okruh a <text:span text:style-name="T81">I </text:span>podokruh okruhu <text:span text:style-name="T81">R</text:span>. Potom se <text:span text:style-name="T81">I </text:span>nazývá</text:p>
      <text:p text:style-name="P14"/>
      <text:list xml:id="list35639443" text:style-name="L5">
        <text:list-item>
          <text:p text:style-name="P19"><text:span text:style-name="T97">levý ideál</text:span><text:span text:style-name="T80"> </text:span><text:span text:style-name="T79">okruhu </text:span><text:span text:style-name="T81">R </text:span><text:span text:style-name="T79">:</text:span><text:span text:style-name="T82">⇔ ∀</text:span><text:span text:style-name="T81">r </text:span><text:span text:style-name="T82">∈ </text:span><text:span text:style-name="T81">R </text:span><text:span text:style-name="T79">: </text:span><text:span text:style-name="T81">rI </text:span><text:span text:style-name="T79">:= </text:span><text:span text:style-name="T82">{</text:span><text:span text:style-name="T81">ri </text:span><text:span text:style-name="T82">| </text:span><text:span text:style-name="T81">i </text:span><text:span text:style-name="T82">∈ </text:span><text:span text:style-name="T81">I</text:span><text:span text:style-name="T82">} ⊆ </text:span><text:span text:style-name="T81">I</text:span><text:span text:style-name="T79">,</text:span></text:p>
        </text:list-item>
        <text:list-item>
          <text:p text:style-name="P21"><text:span text:style-name="T97">pravý ideál</text:span><text:span text:style-name="T80"> </text:span><text:span text:style-name="T79">okruhu </text:span><text:span text:style-name="T81">R </text:span><text:span text:style-name="T79">:</text:span><text:span text:style-name="T82">⇔ ∀</text:span><text:span text:style-name="T81">r </text:span><text:span text:style-name="T82">∈ </text:span><text:span text:style-name="T81">R </text:span><text:span text:style-name="T79">: </text:span><text:span text:style-name="T81">Ir </text:span><text:span text:style-name="T79">:= </text:span><text:span text:style-name="T82">{</text:span><text:span text:style-name="T81">ir </text:span><text:span text:style-name="T82">| </text:span><text:span text:style-name="T81">i </text:span><text:span text:style-name="T82">∈ </text:span><text:span text:style-name="T81">I</text:span><text:span text:style-name="T82">} ⊆ </text:span><text:span text:style-name="T81">I</text:span><text:span text:style-name="T79">,</text:span></text:p>
        </text:list-item>
        <text:list-item>
          <text:p text:style-name="P20"><text:span text:style-name="T97">ideál </text:span><text:span text:style-name="T98">okruhu</text:span><text:span text:style-name="T79"> </text:span><text:span text:style-name="T81">R </text:span><text:span text:style-name="T79">(formálně: </text:span><text:span text:style-name="T81">I </text:span><text:span text:style-name="T94">⊲</text:span><text:span text:style-name="T95"> </text:span><text:span text:style-name="T81">R</text:span><text:span text:style-name="T79">) :</text:span><text:span text:style-name="T82">⇔ ∀</text:span><text:span text:style-name="T81">r </text:span><text:span text:style-name="T82">∈ </text:span><text:span text:style-name="T81">R </text:span><text:span text:style-name="T79">: </text:span><text:span text:style-name="T81">rI </text:span><text:span text:style-name="T82">⊆ </text:span><text:span text:style-name="T81">I </text:span><text:span text:style-name="T82">∧ </text:span><text:span text:style-name="T81">Ir </text:span><text:span text:style-name="T82">⊆ </text:span><text:span text:style-name="T81">I</text:span><text:span text:style-name="T79">.</text:span></text:p>
        </text:list-item>
      </text:list>
      <text:p text:style-name="P15"/>
      <text:p text:style-name="P16"><text:span text:style-name="T83">{</text:span><text:span text:style-name="T85">0</text:span><text:span text:style-name="T83">} </text:span><text:span text:style-name="T85">a </text:span><text:span text:style-name="T84">R </text:span><text:span text:style-name="T85">jsou vždy ideály okruhu </text:span><text:span text:style-name="T84">R</text:span><text:span text:style-name="T85">, tak zvané </text:span><text:span text:style-name="T89">triviálni </text:span><text:span text:style-name="T90">ideály</text:span><text:span text:style-name="T85">.</text:span></text:p>
      <text:p text:style-name="P15">V (<text:span text:style-name="T100">Z</text:span><text:span text:style-name="T81">,</text:span>+<text:span text:style-name="T81">, </text:span>0<text:span text:style-name="T81">,</text:span><text:span text:style-name="T82">−</text:span><text:span text:style-name="T81">, </text:span><text:span text:style-name="T82">·</text:span>) je <text:span text:style-name="T82">{</text:span><text:span text:style-name="T81">nk </text:span><text:span text:style-name="T82">| </text:span><text:span text:style-name="T81">k </text:span><text:span text:style-name="T82">∈ </text:span><text:span text:style-name="T100">Z</text:span><text:span text:style-name="T82">}</text:span>, <text:span text:style-name="T81">n </text:span><text:span text:style-name="T82">∈ </text:span><text:span text:style-name="T100">Z</text:span>, ideálem. Tím jsou vyčerpány všechny ideály v <text:span text:style-name="T100">Z</text:span>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MMI10" svg:font-family="CMMI10"/>
    <style:font-face style:name="CMMI8" svg:font-family="CMMI8"/>
    <style:font-face style:name="CMSY10" svg:font-family="CMSY10"/>
    <style:font-face style:name="CMSY8" svg:font-family="CMSY8"/>
    <style:font-face style:name="Cambria Math1" svg:font-family="'Cambria Math'"/>
    <style:font-face style:name="MSAM10" svg:font-family="MSAM10"/>
    <style:font-face style:name="MSBM10" svg:font-family="MSBM10"/>
    <style:font-face style:name="Mangal1" svg:font-family="Mangal"/>
    <style:font-face style:name="OpenSymbol" svg:font-family="OpenSymbol"/>
    <style:font-face style:name="Symbol" svg:font-family="Symbol, Symbol"/>
    <style:font-face style:name="csr10" svg:font-family="csr10"/>
    <style:font-face style:name="csr8" svg:font-family="csr8"/>
    <style:font-face style:name="csti10" svg:font-family="csti10"/>
    <style:font-face style:name="Cambria2" svg:font-family="Cambria" style:font-family-generic="roman"/>
    <style:font-face style:name="Cambria Math" svg:font-family="'Cambria Math', 'Cambria Math'" style:font-family-generic="swiss"/>
    <style:font-face style:name="Cambria1" svg:font-family="Cambria, Cambria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mbria1" fo:font-size="12pt" style:font-name-asian="Cambria1" style:font-size-asian="12pt" style:font-name-complex="Cambria1" style:font-size-complex="12pt"/>
    </style:style>
    <style:style style:name="radkovani" style:family="paragraph" style:parent-style-name="Text_20_body">
      <style:paragraph-properties fo:line-height="0.499cm" text:number-lines="true" text:line-number="5"/>
      <style:text-properties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6" style:display-name="RTF_Num 6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7" style:display-name="RTF_Num 7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8" style:display-name="RTF_Num 8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9" style:display-name="RTF_Num 9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0" style:display-name="RTF_Num 10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1" style:display-name="RTF_Num 11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2" style:display-name="RTF_Num 1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3" style:display-name="RTF_Num 1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4" style:display-name="RTF_Num 14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5" style:display-name="RTF_Num 15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6" style:display-name="RTF_Num 16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7" style:display-name="RTF_Num 17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8" style:display-name="RTF_Num 18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9" style:display-name="RTF_Num 19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0" style:display-name="RTF_Num 20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1" style:display-name="RTF_Num 21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2" style:display-name="RTF_Num 2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3" style:display-name="RTF_Num 2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4" style:display-name="RTF_Num 24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5" style:display-name="RTF_Num 25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6" style:display-name="RTF_Num 26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7" style:display-name="RTF_Num 27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8" style:display-name="RTF_Num 28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9" style:display-name="RTF_Num 29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0" style:display-name="RTF_Num 30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1" style:display-name="RTF_Num 31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2" style:display-name="RTF_Num 3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3" style:display-name="RTF_Num 3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4" style:display-name="RTF_Num 34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5" style:display-name="RTF_Num 35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3T13:37:38.47</meta:creation-date>
    <meta:generator>LibreOffice/3.5$Windows_x86 LibreOffice_project/235ab8a-3802056-4a8fed3-2d66ea8-e241b80</meta:generator>
    <dc:date>2012-05-23T16:02:06.09</dc:date>
    <meta:editing-duration>PT2H27M22S</meta:editing-duration>
    <meta:editing-cycles>69</meta:editing-cycles>
    <meta:document-statistic meta:table-count="0" meta:image-count="0" meta:object-count="0" meta:page-count="3" meta:paragraph-count="69" meta:word-count="1021" meta:character-count="5485" meta:non-whitespace-character-count="4605"/>
  </office:meta>
</office:document-meta>
</file>